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Query_20_res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Query resul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Jour</text:p>
          </table:table-cell>
          <table:table-cell office:value-type="string">
            <text:p>Couverts</text:p>
          </table:table-cell>
          <table:table-cell office:value-type="string">
            <text:p>Réservations</text:p>
          </table:table-cell>
          <table:table-cell table:number-columns-repeated="1021"/>
        </table:table-row>
        <table:table-row table:style-name="ro1">
          <table:table-cell office:value-type="string">
            <text:p>2019-12-20T00:00:00.000+01:0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2019-12-21T00:00:00.000+01:0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019-12-22T00:00:00.000+01:0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2019-12-23T00:00:00.000+01: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2019-12-26T00:00:00.000+01:00</text:p>
          </table:table-cell>
          <table:table-cell office:value-type="float" office:value="144">
            <text:p>144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string">
            <text:p>2019-12-27T00:00:00.000+01:00</text:p>
          </table:table-cell>
          <table:table-cell office:value-type="float" office:value="127">
            <text:p>127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2019-12-28T00:00:00.000+01:00</text:p>
          </table:table-cell>
          <table:table-cell office:value-type="float" office:value="220">
            <text:p>220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19-12-29T00:00:00.000+01:00</text:p>
          </table:table-cell>
          <table:table-cell office:value-type="float" office:value="168">
            <text:p>16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string">
            <text:p>2019-12-30T00:00:00.000+01:00</text:p>
          </table:table-cell>
          <table:table-cell office:value-type="float" office:value="163">
            <text:p>163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string">
            <text:p>2019-12-31T00:00:00.000+01:00</text:p>
          </table:table-cell>
          <table:table-cell office:value-type="float" office:value="268">
            <text:p>268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0-01-01T00:00:00.000+01:00</text:p>
          </table:table-cell>
          <table:table-cell office:value-type="float" office:value="151">
            <text:p>151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0-01-02T00:00:00.000+01:00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2020-01-03T00:00:00.000+01:00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 office:value-type="string">
            <text:p>2020-01-04T00:00:00.000+01:00</text:p>
          </table:table-cell>
          <table:table-cell office:value-type="float" office:value="293">
            <text:p>293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0-01-05T00:00:00.000+01:00</text:p>
          </table:table-cell>
          <table:table-cell office:value-type="float" office:value="187">
            <text:p>187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0-01-06T00:00:00.000+01:00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string">
            <text:p>2020-01-07T00:00:00.000+01:00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string">
            <text:p>2020-01-08T00:00:00.000+01:00</text:p>
          </table:table-cell>
          <table:table-cell office:value-type="float" office:value="118">
            <text:p>118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string">
            <text:p>2020-01-09T00:00:00.000+01:00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string">
            <text:p>2020-01-10T00:00:00.000+01:00</text:p>
          </table:table-cell>
          <table:table-cell office:value-type="float" office:value="247">
            <text:p>247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0-01-11T00:00:00.000+01:00</text:p>
          </table:table-cell>
          <table:table-cell office:value-type="float" office:value="256">
            <text:p>256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0-01-12T00:00:00.000+01:00</text:p>
          </table:table-cell>
          <table:table-cell office:value-type="float" office:value="211">
            <text:p>211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0-01-13T00:00:00.000+01:00</text:p>
          </table:table-cell>
          <table:table-cell office:value-type="float" office:value="143">
            <text:p>143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0-01-14T00:00:00.000+01:00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2020-01-15T00:00:00.000+01:00</text:p>
          </table:table-cell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2020-01-16T00:00:00.000+01:00</text:p>
          </table:table-cell>
          <table:table-cell office:value-type="float" office:value="227">
            <text:p>227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string">
            <text:p>2020-01-17T00:00:00.000+01:00</text:p>
          </table:table-cell>
          <table:table-cell office:value-type="float" office:value="285">
            <text:p>285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0-01-18T00:00:00.000+01:00</text:p>
          </table:table-cell>
          <table:table-cell office:value-type="float" office:value="430">
            <text:p>430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 office:value-type="string">
            <text:p>2020-01-19T00:00:00.000+01:00</text:p>
          </table:table-cell>
          <table:table-cell office:value-type="float" office:value="306">
            <text:p>306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2020-01-20T00:00:00.000+01:00</text:p>
          </table:table-cell>
          <table:table-cell office:value-type="float" office:value="198">
            <text:p>198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0-01-21T00:00:00.000+01:00</text:p>
          </table:table-cell>
          <table:table-cell office:value-type="float" office:value="176">
            <text:p>176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0-01-22T00:00:00.000+01:00</text:p>
          </table:table-cell>
          <table:table-cell office:value-type="float" office:value="188">
            <text:p>188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2020-01-23T00:00:00.000+01:00</text:p>
          </table:table-cell>
          <table:table-cell office:value-type="float" office:value="146">
            <text:p>146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string">
            <text:p>2020-01-24T00:00:00.000+01:00</text:p>
          </table:table-cell>
          <table:table-cell office:value-type="float" office:value="217">
            <text:p>217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0-01-25T00:00:00.000+01:00</text:p>
          </table:table-cell>
          <table:table-cell office:value-type="float" office:value="319">
            <text:p>319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0-01-26T00:00:00.000+01:00</text:p>
          </table:table-cell>
          <table:table-cell office:value-type="float" office:value="244">
            <text:p>244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0-01-27T00:00:00.000+01:00</text:p>
          </table:table-cell>
          <table:table-cell office:value-type="float" office:value="133">
            <text:p>133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0-01-28T00:00:00.000+01:00</text:p>
          </table:table-cell>
          <table:table-cell office:value-type="float" office:value="124">
            <text:p>124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string">
            <text:p>2020-01-29T00:00:00.000+01:00</text:p>
          </table:table-cell>
          <table:table-cell office:value-type="float" office:value="159">
            <text:p>159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0-01-30T00:00:00.000+01:00</text:p>
          </table:table-cell>
          <table:table-cell office:value-type="float" office:value="160">
            <text:p>160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string">
            <text:p>2020-01-31T00:00:00.000+01:00</text:p>
          </table:table-cell>
          <table:table-cell office:value-type="float" office:value="293">
            <text:p>293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0-02-01T00:00:00.000+01:00</text:p>
          </table:table-cell>
          <table:table-cell office:value-type="float" office:value="366">
            <text:p>366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string">
            <text:p>2020-02-02T00:00:00.000+01:00</text:p>
          </table:table-cell>
          <table:table-cell office:value-type="float" office:value="271">
            <text:p>271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0-02-03T00:00:00.000+01:00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string">
            <text:p>2020-02-04T00:00:00.000+01:00</text:p>
          </table:table-cell>
          <table:table-cell office:value-type="float" office:value="227">
            <text:p>227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string">
            <text:p>2020-02-05T00:00:00.000+01:00</text:p>
          </table:table-cell>
          <table:table-cell office:value-type="float" office:value="162">
            <text:p>16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2020-02-06T00:00:00.000+01:00</text:p>
          </table:table-cell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0-02-07T00:00:00.000+01:00</text:p>
          </table:table-cell>
          <table:table-cell office:value-type="float" office:value="250">
            <text:p>250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0-02-08T00:00:00.000+01:00</text:p>
          </table:table-cell>
          <table:table-cell office:value-type="float" office:value="395">
            <text:p>395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 office:value-type="string">
            <text:p>2020-02-09T00:00:00.000+01:00</text:p>
          </table:table-cell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0-02-10T00:00:00.000+01:00</text:p>
          </table:table-cell>
          <table:table-cell office:value-type="float" office:value="183">
            <text:p>183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0-02-11T00:00:00.000+01:00</text:p>
          </table:table-cell>
          <table:table-cell office:value-type="float" office:value="185">
            <text:p>185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0-02-12T00:00:00.000+01:00</text:p>
          </table:table-cell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0-02-13T00:00:00.000+01:00</text:p>
          </table:table-cell>
          <table:table-cell office:value-type="float" office:value="214">
            <text:p>214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0-02-14T00:00:00.000+01:00</text:p>
          </table:table-cell>
          <table:table-cell office:value-type="float" office:value="313">
            <text:p>313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 office:value-type="string">
            <text:p>2020-02-15T00:00:00.000+01:00</text:p>
          </table:table-cell>
          <table:table-cell office:value-type="float" office:value="410">
            <text:p>410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string">
            <text:p>2020-02-16T00:00:00.000+01:00</text:p>
          </table:table-cell>
          <table:table-cell office:value-type="float" office:value="269">
            <text:p>269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0-02-17T00:00:00.000+01:00</text:p>
          </table:table-cell>
          <table:table-cell office:value-type="float" office:value="203">
            <text:p>203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0-02-18T00:00:00.000+01:00</text:p>
          </table:table-cell>
          <table:table-cell office:value-type="float" office:value="197">
            <text:p>197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0-02-19T00:00:00.000+01:00</text:p>
          </table:table-cell>
          <table:table-cell office:value-type="float" office:value="219">
            <text:p>219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0-02-20T00:00:00.000+01:00</text:p>
          </table:table-cell>
          <table:table-cell office:value-type="float" office:value="173">
            <text:p>173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0-02-21T00:00:00.000+01:00</text:p>
          </table:table-cell>
          <table:table-cell office:value-type="float" office:value="281">
            <text:p>281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0-02-22T00:00:00.000+01:00</text:p>
          </table:table-cell>
          <table:table-cell office:value-type="float" office:value="386">
            <text:p>386</text:p>
          </table:table-cell>
          <table:table-cell office:value-type="float" office:value="139">
            <text:p>139</text:p>
          </table:table-cell>
          <table:table-cell table:number-columns-repeated="1021"/>
        </table:table-row>
        <table:table-row table:style-name="ro1">
          <table:table-cell office:value-type="string">
            <text:p>2020-02-23T00:00:00.000+01:00</text:p>
          </table:table-cell>
          <table:table-cell office:value-type="float" office:value="298">
            <text:p>298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0-02-24T00:00:00.000+01:00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2020-02-25T00:00:00.000+01:00</text:p>
          </table:table-cell>
          <table:table-cell office:value-type="float" office:value="187">
            <text:p>187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0-02-26T00:00:00.000+01:00</text:p>
          </table:table-cell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0-02-27T00:00:00.000+01:00</text:p>
          </table:table-cell>
          <table:table-cell office:value-type="float" office:value="212">
            <text:p>212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string">
            <text:p>2020-02-28T00:00:00.000+01:00</text:p>
          </table:table-cell>
          <table:table-cell office:value-type="float" office:value="243">
            <text:p>243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0-02-29T00:00:00.000+01:00</text:p>
          </table:table-cell>
          <table:table-cell office:value-type="float" office:value="379">
            <text:p>379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office:value-type="string">
            <text:p>2020-03-01T00:00:00.000+01:00</text:p>
          </table:table-cell>
          <table:table-cell office:value-type="float" office:value="245">
            <text:p>24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 office:value-type="string">
            <text:p>2020-03-02T00:00:00.000+01:00</text:p>
          </table:table-cell>
          <table:table-cell office:value-type="float" office:value="151">
            <text:p>151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0-03-03T00:00:00.000+01:00</text:p>
          </table:table-cell>
          <table:table-cell office:value-type="float" office:value="154">
            <text:p>154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0-03-04T00:00:00.000+01:00</text:p>
          </table:table-cell>
          <table:table-cell office:value-type="float" office:value="172">
            <text:p>172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2020-03-05T00:00:00.000+01:00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 office:value-type="string">
            <text:p>2020-03-06T00:00:00.000+01:00</text:p>
          </table:table-cell>
          <table:table-cell office:value-type="float" office:value="230">
            <text:p>230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0-03-07T00:00:00.000+01:00</text:p>
          </table:table-cell>
          <table:table-cell office:value-type="float" office:value="398">
            <text:p>398</text:p>
          </table:table-cell>
          <table:table-cell office:value-type="float" office:value="138">
            <text:p>138</text:p>
          </table:table-cell>
          <table:table-cell table:number-columns-repeated="1021"/>
        </table:table-row>
        <table:table-row table:style-name="ro1">
          <table:table-cell office:value-type="string">
            <text:p>2020-03-08T00:00:00.000+01:00</text:p>
          </table:table-cell>
          <table:table-cell office:value-type="float" office:value="242">
            <text:p>242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0-03-09T00:00:00.000+01:00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2020-03-10T00:00:00.000+01:00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string">
            <text:p>2020-03-11T00:00:00.000+01:00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0-03-12T00:00:00.000+01:0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2020-03-13T00:00:00.000+01:00</text:p>
          </table:table-cell>
          <table:table-cell office:value-type="float" office:value="185">
            <text:p>185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0-03-14T00:00:00.000+01:00</text:p>
          </table:table-cell>
          <table:table-cell office:value-type="float" office:value="252">
            <text:p>25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0-03-27T00:00:00.000+01: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20-03-28T00:00:00.000+01:0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0-04-03T00:00:00.000+02: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2020-04-18T00:00:00.000+02: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20-05-17T00:00:00.000+02: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20-05-27T00:00:00.000+02: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20-05-30T00:00:00.000+02: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20-06-03T00:00:00.000+02:00</text:p>
          </table:table-cell>
          <table:table-cell office:value-type="float" office:value="96">
            <text:p>9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string">
            <text:p>2020-06-04T00:00:00.000+02:00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2020-06-05T00:00:00.000+02:00</text:p>
          </table:table-cell>
          <table:table-cell office:value-type="float" office:value="139">
            <text:p>139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2020-06-06T00:00:00.000+02:00</text:p>
          </table:table-cell>
          <table:table-cell office:value-type="float" office:value="243">
            <text:p>243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0-06-07T00:00:00.000+02:00</text:p>
          </table:table-cell>
          <table:table-cell office:value-type="float" office:value="255">
            <text:p>255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0-06-08T00:00:00.000+02:00</text:p>
          </table:table-cell>
          <table:table-cell office:value-type="float" office:value="168">
            <text:p>168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0-06-09T00:00:00.000+02:00</text:p>
          </table:table-cell>
          <table:table-cell office:value-type="float" office:value="160">
            <text:p>160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0-06-10T00:00:00.000+02:00</text:p>
          </table:table-cell>
          <table:table-cell office:value-type="float" office:value="205">
            <text:p>205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0-06-11T00:00:00.000+02:00</text:p>
          </table:table-cell>
          <table:table-cell office:value-type="float" office:value="187">
            <text:p>187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0-06-12T00:00:00.000+02:00</text:p>
          </table:table-cell>
          <table:table-cell office:value-type="float" office:value="191">
            <text:p>191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2020-06-13T00:00:00.000+02:00</text:p>
          </table:table-cell>
          <table:table-cell office:value-type="float" office:value="275">
            <text:p>275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0-06-14T00:00:00.000+02:00</text:p>
          </table:table-cell>
          <table:table-cell office:value-type="float" office:value="244">
            <text:p>244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0-06-15T00:00:00.000+02:00</text:p>
          </table:table-cell>
          <table:table-cell office:value-type="float" office:value="182">
            <text:p>182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0-06-16T00:00:00.000+02:00</text:p>
          </table:table-cell>
          <table:table-cell office:value-type="float" office:value="198">
            <text:p>198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0-06-17T00:00:00.000+02:00</text:p>
          </table:table-cell>
          <table:table-cell office:value-type="float" office:value="244">
            <text:p>244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0-06-18T00:00:00.000+02:00</text:p>
          </table:table-cell>
          <table:table-cell office:value-type="float" office:value="220">
            <text:p>220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0-06-19T00:00:00.000+02:00</text:p>
          </table:table-cell>
          <table:table-cell office:value-type="float" office:value="239">
            <text:p>239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0-06-20T00:00:00.000+02:00</text:p>
          </table:table-cell>
          <table:table-cell office:value-type="float" office:value="345">
            <text:p>345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office:value-type="string">
            <text:p>2020-06-21T00:00:00.000+02:00</text:p>
          </table:table-cell>
          <table:table-cell office:value-type="float" office:value="282">
            <text:p>282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0-06-22T00:00:00.000+02:00</text:p>
          </table:table-cell>
          <table:table-cell office:value-type="float" office:value="215">
            <text:p>215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0-06-23T00:00:00.000+02:00</text:p>
          </table:table-cell>
          <table:table-cell office:value-type="float" office:value="250">
            <text:p>250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 office:value-type="string">
            <text:p>2020-06-24T00:00:00.000+02:00</text:p>
          </table:table-cell>
          <table:table-cell office:value-type="float" office:value="283">
            <text:p>283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0-06-25T00:00:00.000+02:00</text:p>
          </table:table-cell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0-06-26T00:00:00.000+02:00</text:p>
          </table:table-cell>
          <table:table-cell office:value-type="float" office:value="259">
            <text:p>259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0-06-27T00:00:00.000+02:00</text:p>
          </table:table-cell>
          <table:table-cell office:value-type="float" office:value="378">
            <text:p>378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string">
            <text:p>2020-06-28T00:00:00.000+02:00</text:p>
          </table:table-cell>
          <table:table-cell office:value-type="float" office:value="295">
            <text:p>295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2020-06-29T00:00:00.000+02:00</text:p>
          </table:table-cell>
          <table:table-cell office:value-type="float" office:value="242">
            <text:p>24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0-06-30T00:00:00.000+02:00</text:p>
          </table:table-cell>
          <table:table-cell office:value-type="float" office:value="223">
            <text:p>223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0-07-01T00:00:00.000+02:00</text:p>
          </table:table-cell>
          <table:table-cell office:value-type="float" office:value="235">
            <text:p>235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0-07-02T00:00:00.000+02:00</text:p>
          </table:table-cell>
          <table:table-cell office:value-type="float" office:value="250">
            <text:p>250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0-07-03T00:00:00.000+02:00</text:p>
          </table:table-cell>
          <table:table-cell office:value-type="float" office:value="267">
            <text:p>267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0-07-04T00:00:00.000+02:00</text:p>
          </table:table-cell>
          <table:table-cell office:value-type="float" office:value="394">
            <text:p>394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 office:value-type="string">
            <text:p>2020-07-05T00:00:00.000+02:00</text:p>
          </table:table-cell>
          <table:table-cell office:value-type="float" office:value="219">
            <text:p>219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0-07-06T00:00:00.000+02:00</text:p>
          </table:table-cell>
          <table:table-cell office:value-type="float" office:value="235">
            <text:p>235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0-07-07T00:00:00.000+02:00</text:p>
          </table:table-cell>
          <table:table-cell office:value-type="float" office:value="254">
            <text:p>254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0-07-08T00:00:00.000+02:00</text:p>
          </table:table-cell>
          <table:table-cell office:value-type="float" office:value="265">
            <text:p>265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0-07-09T00:00:00.000+02:00</text:p>
          </table:table-cell>
          <table:table-cell office:value-type="float" office:value="258">
            <text:p>258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0-07-10T00:00:00.000+02:00</text:p>
          </table:table-cell>
          <table:table-cell office:value-type="float" office:value="259">
            <text:p>259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0-07-11T00:00:00.000+02:00</text:p>
          </table:table-cell>
          <table:table-cell office:value-type="float" office:value="337">
            <text:p>337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 office:value-type="string">
            <text:p>2020-07-12T00:00:00.000+02:00</text:p>
          </table:table-cell>
          <table:table-cell office:value-type="float" office:value="218">
            <text:p>218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string">
            <text:p>2020-07-13T00:00:00.000+02:00</text:p>
          </table:table-cell>
          <table:table-cell office:value-type="float" office:value="203">
            <text:p>203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0-07-14T00:00:00.000+02:00</text:p>
          </table:table-cell>
          <table:table-cell office:value-type="float" office:value="187">
            <text:p>187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string">
            <text:p>2020-07-15T00:00:00.000+02:00</text:p>
          </table:table-cell>
          <table:table-cell office:value-type="float" office:value="237">
            <text:p>237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0-07-16T00:00:00.000+02:00</text:p>
          </table:table-cell>
          <table:table-cell office:value-type="float" office:value="240">
            <text:p>240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0-07-17T00:00:00.000+02:00</text:p>
          </table:table-cell>
          <table:table-cell office:value-type="float" office:value="232">
            <text:p>23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0-07-18T00:00:00.000+02:00</text:p>
          </table:table-cell>
          <table:table-cell office:value-type="float" office:value="338">
            <text:p>338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 office:value-type="string">
            <text:p>2020-07-19T00:00:00.000+02:00</text:p>
          </table:table-cell>
          <table:table-cell office:value-type="float" office:value="249">
            <text:p>249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0-07-20T00:00:00.000+02:00</text:p>
          </table:table-cell>
          <table:table-cell office:value-type="float" office:value="203">
            <text:p>203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 office:value-type="string">
            <text:p>2020-07-21T00:00:00.000+02:00</text:p>
          </table:table-cell>
          <table:table-cell office:value-type="float" office:value="234">
            <text:p>234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0-07-22T00:00:00.000+02:00</text:p>
          </table:table-cell>
          <table:table-cell office:value-type="float" office:value="245">
            <text:p>245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0-07-23T00:00:00.000+02:00</text:p>
          </table:table-cell>
          <table:table-cell office:value-type="float" office:value="235">
            <text:p>235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0-07-24T00:00:00.000+02:00</text:p>
          </table:table-cell>
          <table:table-cell office:value-type="float" office:value="223">
            <text:p>223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0-07-25T00:00:00.000+02:00</text:p>
          </table:table-cell>
          <table:table-cell office:value-type="float" office:value="360">
            <text:p>360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office:value-type="string">
            <text:p>2020-07-26T00:00:00.000+02:00</text:p>
          </table:table-cell>
          <table:table-cell office:value-type="float" office:value="256">
            <text:p>256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0-07-27T00:00:00.000+02:00</text:p>
          </table:table-cell>
          <table:table-cell office:value-type="float" office:value="186">
            <text:p>186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string">
            <text:p>2020-07-28T00:00:00.000+02:00</text:p>
          </table:table-cell>
          <table:table-cell office:value-type="float" office:value="223">
            <text:p>223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0-07-29T00:00:00.000+02:00</text:p>
          </table:table-cell>
          <table:table-cell office:value-type="float" office:value="234">
            <text:p>234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0-07-30T00:00:00.000+02:00</text:p>
          </table:table-cell>
          <table:table-cell office:value-type="float" office:value="211">
            <text:p>211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0-07-31T00:00:00.000+02:00</text:p>
          </table:table-cell>
          <table:table-cell office:value-type="float" office:value="185">
            <text:p>185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0-08-01T00:00:00.000+02:00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 office:value-type="string">
            <text:p>2020-08-02T00:00:00.000+02:00</text:p>
          </table:table-cell>
          <table:table-cell office:value-type="float" office:value="220">
            <text:p>220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0-08-03T00:00:00.000+02:00</text:p>
          </table:table-cell>
          <table:table-cell office:value-type="float" office:value="161">
            <text:p>161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0-08-04T00:00:00.000+02:00</text:p>
          </table:table-cell>
          <table:table-cell office:value-type="float" office:value="163">
            <text:p>163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2020-08-05T00:00:00.000+02:00</text:p>
          </table:table-cell>
          <table:table-cell office:value-type="float" office:value="181">
            <text:p>181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0-08-06T00:00:00.000+02:00</text:p>
          </table:table-cell>
          <table:table-cell office:value-type="float" office:value="181">
            <text:p>181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0-08-07T00:00:00.000+02:00</text:p>
          </table:table-cell>
          <table:table-cell office:value-type="float" office:value="188">
            <text:p>188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0-08-08T00:00:00.000+02:00</text:p>
          </table:table-cell>
          <table:table-cell office:value-type="float" office:value="214">
            <text:p>214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0-08-09T00:00:00.000+02:00</text:p>
          </table:table-cell>
          <table:table-cell office:value-type="float" office:value="158">
            <text:p>158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office:value-type="string">
            <text:p>2020-08-10T00:00:00.000+02:00</text:p>
          </table:table-cell>
          <table:table-cell office:value-type="float" office:value="146">
            <text:p>146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0-08-11T00:00:00.000+02:00</text:p>
          </table:table-cell>
          <table:table-cell office:value-type="float" office:value="114">
            <text:p>114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string">
            <text:p>2020-08-12T00:00:00.000+02:00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0-08-13T00:00:00.000+02:00</text:p>
          </table:table-cell>
          <table:table-cell office:value-type="float" office:value="195">
            <text:p>195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0-08-14T00:00:00.000+02:00</text:p>
          </table:table-cell>
          <table:table-cell office:value-type="float" office:value="124">
            <text:p>124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string">
            <text:p>2020-08-15T00:00:00.000+02:00</text:p>
          </table:table-cell>
          <table:table-cell office:value-type="float" office:value="207">
            <text:p>207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0-08-16T00:00:00.000+02:00</text:p>
          </table:table-cell>
          <table:table-cell office:value-type="float" office:value="130">
            <text:p>130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string">
            <text:p>2020-08-17T00:00:00.000+02:0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2020-08-19T00:00:00.000+02: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8-25T00:00:00.000+02:00</text:p>
          </table:table-cell>
          <table:table-cell office:value-type="float" office:value="154">
            <text:p>154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string">
            <text:p>2020-08-26T00:00:00.000+02:00</text:p>
          </table:table-cell>
          <table:table-cell office:value-type="float" office:value="221">
            <text:p>221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0-08-27T00:00:00.000+02:00</text:p>
          </table:table-cell>
          <table:table-cell office:value-type="float" office:value="235">
            <text:p>235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 office:value-type="string">
            <text:p>2020-08-28T00:00:00.000+02:00</text:p>
          </table:table-cell>
          <table:table-cell office:value-type="float" office:value="211">
            <text:p>211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0-08-29T00:00:00.000+02:00</text:p>
          </table:table-cell>
          <table:table-cell office:value-type="float" office:value="342">
            <text:p>342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0-08-30T00:00:00.000+02: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2020-08-31T00:00:00.000+02:00</text:p>
          </table:table-cell>
          <table:table-cell office:value-type="float" office:value="154">
            <text:p>154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0-09-01T00:00:00.000+02:00</text:p>
          </table:table-cell>
          <table:table-cell office:value-type="float" office:value="188">
            <text:p>188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0-09-02T00:00:00.000+02:00</text:p>
          </table:table-cell>
          <table:table-cell office:value-type="float" office:value="259">
            <text:p>259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0-09-03T00:00:00.000+02:00</text:p>
          </table:table-cell>
          <table:table-cell office:value-type="float" office:value="201">
            <text:p>201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0-09-04T00:00:00.000+02:00</text:p>
          </table:table-cell>
          <table:table-cell office:value-type="float" office:value="244">
            <text:p>244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0-09-05T00:00:00.000+02:00</text:p>
          </table:table-cell>
          <table:table-cell office:value-type="float" office:value="350">
            <text:p>350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 office:value-type="string">
            <text:p>2020-09-06T00:00:00.000+02:00</text:p>
          </table:table-cell>
          <table:table-cell office:value-type="float" office:value="292">
            <text:p>292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office:value-type="string">
            <text:p>2020-09-07T00:00:00.000+02:00</text:p>
          </table:table-cell>
          <table:table-cell office:value-type="float" office:value="214">
            <text:p>21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 office:value-type="string">
            <text:p>2020-09-08T00:00:00.000+02:00</text:p>
          </table:table-cell>
          <table:table-cell office:value-type="float" office:value="218">
            <text:p>218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0-09-09T00:00:00.000+02:00</text:p>
          </table:table-cell>
          <table:table-cell office:value-type="float" office:value="259">
            <text:p>259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0-09-10T00:00:00.000+02:00</text:p>
          </table:table-cell>
          <table:table-cell office:value-type="float" office:value="222">
            <text:p>222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0-09-11T00:00:00.000+02:00</text:p>
          </table:table-cell>
          <table:table-cell office:value-type="float" office:value="279">
            <text:p>279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0-09-12T00:00:00.000+02:00</text:p>
          </table:table-cell>
          <table:table-cell office:value-type="float" office:value="412">
            <text:p>412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string">
            <text:p>2020-09-13T00:00:00.000+02:00</text:p>
          </table:table-cell>
          <table:table-cell office:value-type="float" office:value="268">
            <text:p>268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0-09-14T00:00:00.000+02:00</text:p>
          </table:table-cell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 office:value-type="string">
            <text:p>2020-09-15T00:00:00.000+02:00</text:p>
          </table:table-cell>
          <table:table-cell office:value-type="float" office:value="221">
            <text:p>221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0-09-16T00:00:00.000+02:00</text:p>
          </table:table-cell>
          <table:table-cell office:value-type="float" office:value="228">
            <text:p>228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0-09-17T00:00:00.000+02:00</text:p>
          </table:table-cell>
          <table:table-cell office:value-type="float" office:value="265">
            <text:p>265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 office:value-type="string">
            <text:p>2020-09-18T00:00:00.000+02:00</text:p>
          </table:table-cell>
          <table:table-cell office:value-type="float" office:value="255">
            <text:p>255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0-09-19T00:00:00.000+02:00</text:p>
          </table:table-cell>
          <table:table-cell office:value-type="float" office:value="347">
            <text:p>347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string">
            <text:p>2020-09-20T00:00:00.000+02:00</text:p>
          </table:table-cell>
          <table:table-cell office:value-type="float" office:value="309">
            <text:p>309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0-09-21T00:00:00.000+02:00</text:p>
          </table:table-cell>
          <table:table-cell office:value-type="float" office:value="156">
            <text:p>156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0-09-22T00:00:00.000+02:00</text:p>
          </table:table-cell>
          <table:table-cell office:value-type="float" office:value="227">
            <text:p>227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0-09-23T00:00:00.000+02:00</text:p>
          </table:table-cell>
          <table:table-cell office:value-type="float" office:value="193">
            <text:p>193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0-09-24T00:00:00.000+02:00</text:p>
          </table:table-cell>
          <table:table-cell office:value-type="float" office:value="217">
            <text:p>217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0-09-25T00:00:00.000+02:00</text:p>
          </table:table-cell>
          <table:table-cell office:value-type="float" office:value="237">
            <text:p>237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0-09-26T00:00:00.000+02:00</text:p>
          </table:table-cell>
          <table:table-cell office:value-type="float" office:value="399">
            <text:p>399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 office:value-type="string">
            <text:p>2020-09-27T00:00:00.000+02:00</text:p>
          </table:table-cell>
          <table:table-cell office:value-type="float" office:value="115">
            <text:p>115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string">
            <text:p>2020-09-28T00:00:00.000+02:00</text:p>
          </table:table-cell>
          <table:table-cell office:value-type="float" office:value="137">
            <text:p>137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string">
            <text:p>2020-09-29T00:00:00.000+02:00</text:p>
          </table:table-cell>
          <table:table-cell office:value-type="float" office:value="137">
            <text:p>13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0-09-30T00:00:00.000+02:00</text:p>
          </table:table-cell>
          <table:table-cell office:value-type="float" office:value="208">
            <text:p>208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2020-10-01T00:00:00.000+02:00</text:p>
          </table:table-cell>
          <table:table-cell office:value-type="float" office:value="235">
            <text:p>235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0-10-02T00:00:00.000+02:00</text:p>
          </table:table-cell>
          <table:table-cell office:value-type="float" office:value="226">
            <text:p>226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0-10-03T00:00:00.000+02:00</text:p>
          </table:table-cell>
          <table:table-cell office:value-type="float" office:value="358">
            <text:p>358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string">
            <text:p>2020-10-04T00:00:00.000+02:00</text:p>
          </table:table-cell>
          <table:table-cell office:value-type="float" office:value="263">
            <text:p>263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0-10-05T00:00:00.000+02:00</text:p>
          </table:table-cell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0-10-06T00:00:00.000+02:00</text:p>
          </table:table-cell>
          <table:table-cell office:value-type="float" office:value="134">
            <text:p>134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string">
            <text:p>2020-10-07T00:00:00.000+02:00</text:p>
          </table:table-cell>
          <table:table-cell office:value-type="float" office:value="168">
            <text:p>168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2020-10-08T00:00:00.000+02:00</text:p>
          </table:table-cell>
          <table:table-cell office:value-type="float" office:value="217">
            <text:p>21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0-10-09T00:00:00.000+02:00</text:p>
          </table:table-cell>
          <table:table-cell office:value-type="float" office:value="220">
            <text:p>220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0-10-10T00:00:00.000+02:00</text:p>
          </table:table-cell>
          <table:table-cell office:value-type="float" office:value="374">
            <text:p>374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 office:value-type="string">
            <text:p>2020-10-11T00:00:00.000+02:00</text:p>
          </table:table-cell>
          <table:table-cell office:value-type="float" office:value="210">
            <text:p>210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0-10-12T00:00:00.000+02:00</text:p>
          </table:table-cell>
          <table:table-cell office:value-type="float" office:value="139">
            <text:p>13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string">
            <text:p>2020-10-13T00:00:00.000+02:00</text:p>
          </table:table-cell>
          <table:table-cell office:value-type="float" office:value="145">
            <text:p>145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string">
            <text:p>2020-10-14T00:00:00.000+02:00</text:p>
          </table:table-cell>
          <table:table-cell office:value-type="float" office:value="165">
            <text:p>165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0-10-15T00:00:00.000+02:00</text:p>
          </table:table-cell>
          <table:table-cell office:value-type="float" office:value="199">
            <text:p>199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0-10-16T00:00:00.000+02:00</text:p>
          </table:table-cell>
          <table:table-cell office:value-type="float" office:value="234">
            <text:p>234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0-10-17T00:00:00.000+02:00</text:p>
          </table:table-cell>
          <table:table-cell office:value-type="float" office:value="252">
            <text:p>252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office:value-type="string">
            <text:p>2020-10-18T00:00:00.000+02:00</text:p>
          </table:table-cell>
          <table:table-cell office:value-type="float" office:value="199">
            <text:p>199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2020-10-19T00:00:00.000+02:00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2020-10-20T00:00:00.000+02:00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2020-10-21T00:00:00.000+02:00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2020-10-22T00:00:00.000+02:00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2020-10-23T00:00:00.000+02:00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2020-10-24T00:00:00.000+02:00</text:p>
          </table:table-cell>
          <table:table-cell office:value-type="float" office:value="258">
            <text:p>258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2020-10-25T00:00:00.000+02:00</text:p>
          </table:table-cell>
          <table:table-cell office:value-type="float" office:value="156">
            <text:p>15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2020-10-26T00:00:00.000+01:00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2020-10-27T00:00:00.000+01:00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2020-10-28T00:00:00.000+01:0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2020-10-29T00:00:00.000+01:00</text:p>
          </table:table-cell>
          <table:table-cell office:value-type="float" office:value="199">
            <text:p>199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 office:value-type="string">
            <text:p>2021-02-05T00:00:00.000+01: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21-05-10T00:00:00.000+02: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2021-05-19T00:00:00.000+02:00</text:p>
          </table:table-cell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string">
            <text:p>2021-05-20T00:00:00.000+02:0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2021-05-21T00:00:00.000+02:00</text:p>
          </table:table-cell>
          <table:table-cell office:value-type="float" office:value="127">
            <text:p>127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string">
            <text:p>2021-05-22T00:00:00.000+02:00</text:p>
          </table:table-cell>
          <table:table-cell office:value-type="float" office:value="178">
            <text:p>178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1-05-23T00:00:00.000+02:00</text:p>
          </table:table-cell>
          <table:table-cell office:value-type="float" office:value="165">
            <text:p>165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string">
            <text:p>2021-05-24T00:00:00.000+02:00</text:p>
          </table:table-cell>
          <table:table-cell office:value-type="float" office:value="144">
            <text:p>144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2021-05-25T00:00:00.000+02:00</text:p>
          </table:table-cell>
          <table:table-cell office:value-type="float" office:value="128">
            <text:p>128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2021-05-26T00:00:00.000+02:00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string">
            <text:p>2021-05-27T00:00:00.000+02:00</text:p>
          </table:table-cell>
          <table:table-cell office:value-type="float" office:value="132">
            <text:p>132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1-05-28T00:00:00.000+02:00</text:p>
          </table:table-cell>
          <table:table-cell office:value-type="float" office:value="135">
            <text:p>135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1-05-29T00:00:00.000+02:00</text:p>
          </table:table-cell>
          <table:table-cell office:value-type="float" office:value="199">
            <text:p>199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 office:value-type="string">
            <text:p>2021-05-30T00:00:00.000+02:00</text:p>
          </table:table-cell>
          <table:table-cell office:value-type="float" office:value="216">
            <text:p>216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1-05-31T00:00:00.000+02:00</text:p>
          </table:table-cell>
          <table:table-cell office:value-type="float" office:value="156">
            <text:p>156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1-06-01T00:00:00.000+02:00</text:p>
          </table:table-cell>
          <table:table-cell office:value-type="float" office:value="165">
            <text:p>165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2021-06-02T00:00:00.000+02:00</text:p>
          </table:table-cell>
          <table:table-cell office:value-type="float" office:value="140">
            <text:p>140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string">
            <text:p>2021-06-03T00:00:00.000+02:00</text:p>
          </table:table-cell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1-06-04T00:00:00.000+02:00</text:p>
          </table:table-cell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string">
            <text:p>2021-06-05T00:00:00.000+02:00</text:p>
          </table:table-cell>
          <table:table-cell office:value-type="float" office:value="212">
            <text:p>212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1-06-06T00:00:00.000+02:00</text:p>
          </table:table-cell>
          <table:table-cell office:value-type="float" office:value="218">
            <text:p>218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1-06-07T00:00:00.000+02:00</text:p>
          </table:table-cell>
          <table:table-cell office:value-type="float" office:value="151">
            <text:p>151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2021-06-08T00:00:00.000+02:00</text:p>
          </table:table-cell>
          <table:table-cell office:value-type="float" office:value="142">
            <text:p>142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office:value-type="string">
            <text:p>2021-06-09T00:00:00.000+02:00</text:p>
          </table:table-cell>
          <table:table-cell office:value-type="float" office:value="255">
            <text:p>255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string">
            <text:p>2021-06-10T00:00:00.000+02:00</text:p>
          </table:table-cell>
          <table:table-cell office:value-type="float" office:value="283">
            <text:p>283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2021-06-11T00:00:00.000+02:00</text:p>
          </table:table-cell>
          <table:table-cell office:value-type="float" office:value="316">
            <text:p>316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 office:value-type="string">
            <text:p>2021-06-12T00:00:00.000+02:00</text:p>
          </table:table-cell>
          <table:table-cell office:value-type="float" office:value="432">
            <text:p>432</text:p>
          </table:table-cell>
          <table:table-cell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office:value-type="string">
            <text:p>2021-06-13T00:00:00.000+02:00</text:p>
          </table:table-cell>
          <table:table-cell office:value-type="float" office:value="352">
            <text:p>352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 office:value-type="string">
            <text:p>2021-06-14T00:00:00.000+02: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1-06-15T00:00:00.000+02:00</text:p>
          </table:table-cell>
          <table:table-cell office:value-type="float" office:value="237">
            <text:p>237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1-06-16T00:00:00.000+02:00</text:p>
          </table:table-cell>
          <table:table-cell office:value-type="float" office:value="271">
            <text:p>271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2021-06-17T00:00:00.000+02:00</text:p>
          </table:table-cell>
          <table:table-cell office:value-type="float" office:value="301">
            <text:p>301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1-06-18T00:00:00.000+02:00</text:p>
          </table:table-cell>
          <table:table-cell office:value-type="float" office:value="302">
            <text:p>30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string">
            <text:p>2021-06-19T00:00:00.000+02:00</text:p>
          </table:table-cell>
          <table:table-cell office:value-type="float" office:value="385">
            <text:p>385</text:p>
          </table:table-cell>
          <table:table-cell office:value-type="float" office:value="141">
            <text:p>141</text:p>
          </table:table-cell>
          <table:table-cell table:number-columns-repeated="1021"/>
        </table:table-row>
        <table:table-row table:style-name="ro1">
          <table:table-cell office:value-type="string">
            <text:p>2021-06-20T00:00:00.000+02:00</text:p>
          </table:table-cell>
          <table:table-cell office:value-type="float" office:value="353">
            <text:p>353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 office:value-type="string">
            <text:p>2021-06-21T00:00:00.000+02:00</text:p>
          </table:table-cell>
          <table:table-cell office:value-type="float" office:value="268">
            <text:p>268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1-06-22T00:00:00.000+02:00</text:p>
          </table:table-cell>
          <table:table-cell office:value-type="float" office:value="252">
            <text:p>252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1-06-23T00:00:00.000+02:00</text:p>
          </table:table-cell>
          <table:table-cell office:value-type="float" office:value="232">
            <text:p>232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 office:value-type="string">
            <text:p>2021-06-24T00:00:00.000+02:00</text:p>
          </table:table-cell>
          <table:table-cell office:value-type="float" office:value="327">
            <text:p>327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string">
            <text:p>2021-06-25T00:00:00.000+02:00</text:p>
          </table:table-cell>
          <table:table-cell office:value-type="float" office:value="325">
            <text:p>325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 office:value-type="string">
            <text:p>2021-06-26T00:00:00.000+02:00</text:p>
          </table:table-cell>
          <table:table-cell office:value-type="float" office:value="432">
            <text:p>432</text:p>
          </table:table-cell>
          <table:table-cell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office:value-type="string">
            <text:p>2021-06-27T00:00:00.000+02:00</text:p>
          </table:table-cell>
          <table:table-cell office:value-type="float" office:value="291">
            <text:p>291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string">
            <text:p>2021-06-28T00:00:00.000+02:00</text:p>
          </table:table-cell>
          <table:table-cell office:value-type="float" office:value="204">
            <text:p>204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1-06-29T00:00:00.000+02:00</text:p>
          </table:table-cell>
          <table:table-cell office:value-type="float" office:value="267">
            <text:p>267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string">
            <text:p>2021-06-30T00:00:00.000+02:00</text:p>
          </table:table-cell>
          <table:table-cell office:value-type="float" office:value="250">
            <text:p>250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1-07-01T00:00:00.000+02:00</text:p>
          </table:table-cell>
          <table:table-cell office:value-type="float" office:value="331">
            <text:p>331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string">
            <text:p>2021-07-02T00:00:00.000+02:00</text:p>
          </table:table-cell>
          <table:table-cell office:value-type="float" office:value="312">
            <text:p>312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string">
            <text:p>2021-07-03T00:00:00.000+02:00</text:p>
          </table:table-cell>
          <table:table-cell office:value-type="float" office:value="400">
            <text:p>400</text:p>
          </table:table-cell>
          <table:table-cell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office:value-type="string">
            <text:p>2021-07-04T00:00:00.000+02:00</text:p>
          </table:table-cell>
          <table:table-cell office:value-type="float" office:value="320">
            <text:p>320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string">
            <text:p>2021-07-05T00:00:00.000+02:00</text:p>
          </table:table-cell>
          <table:table-cell office:value-type="float" office:value="256">
            <text:p>256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 office:value-type="string">
            <text:p>2021-07-06T00:00:00.000+02:00</text:p>
          </table:table-cell>
          <table:table-cell office:value-type="float" office:value="244">
            <text:p>244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1-07-07T00:00:00.000+02:00</text:p>
          </table:table-cell>
          <table:table-cell office:value-type="float" office:value="281">
            <text:p>281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1-07-08T00:00:00.000+02:00</text:p>
          </table:table-cell>
          <table:table-cell office:value-type="float" office:value="269">
            <text:p>269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1-07-09T00:00:00.000+02:00</text:p>
          </table:table-cell>
          <table:table-cell office:value-type="float" office:value="306">
            <text:p>306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 office:value-type="string">
            <text:p>2021-07-10T00:00:00.000+02:00</text:p>
          </table:table-cell>
          <table:table-cell office:value-type="float" office:value="382">
            <text:p>382</text:p>
          </table:table-cell>
          <table:table-cell office:value-type="float" office:value="140">
            <text:p>140</text:p>
          </table:table-cell>
          <table:table-cell table:number-columns-repeated="1021"/>
        </table:table-row>
        <table:table-row table:style-name="ro1">
          <table:table-cell office:value-type="string">
            <text:p>2021-07-11T00:00:00.000+02:00</text:p>
          </table:table-cell>
          <table:table-cell office:value-type="float" office:value="297">
            <text:p>297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1-07-12T00:00:00.000+02:00</text:p>
          </table:table-cell>
          <table:table-cell office:value-type="float" office:value="256">
            <text:p>256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1-07-13T00:00:00.000+02:00</text:p>
          </table:table-cell>
          <table:table-cell office:value-type="float" office:value="208">
            <text:p>208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1-07-14T00:00:00.000+02:00</text:p>
          </table:table-cell>
          <table:table-cell office:value-type="float" office:value="274">
            <text:p>274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1-07-15T00:00:00.000+02:00</text:p>
          </table:table-cell>
          <table:table-cell office:value-type="float" office:value="215">
            <text:p>215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1-07-16T00:00:00.000+02:00</text:p>
          </table:table-cell>
          <table:table-cell office:value-type="float" office:value="278">
            <text:p>278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string">
            <text:p>2021-07-17T00:00:00.000+02:00</text:p>
          </table:table-cell>
          <table:table-cell office:value-type="float" office:value="375">
            <text:p>375</text:p>
          </table:table-cell>
          <table:table-cell office:value-type="float" office:value="147">
            <text:p>147</text:p>
          </table:table-cell>
          <table:table-cell table:number-columns-repeated="1021"/>
        </table:table-row>
        <table:table-row table:style-name="ro1">
          <table:table-cell office:value-type="string">
            <text:p>2021-07-18T00:00:00.000+02:00</text:p>
          </table:table-cell>
          <table:table-cell office:value-type="float" office:value="348">
            <text:p>348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office:value-type="string">
            <text:p>2021-07-19T00:00:00.000+02:00</text:p>
          </table:table-cell>
          <table:table-cell office:value-type="float" office:value="282">
            <text:p>282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1-07-20T00:00:00.000+02:00</text:p>
          </table:table-cell>
          <table:table-cell office:value-type="float" office:value="245">
            <text:p>245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1-07-21T00:00:00.000+02:00</text:p>
          </table:table-cell>
          <table:table-cell office:value-type="float" office:value="313">
            <text:p>313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office:value-type="string">
            <text:p>2021-07-22T00:00:00.000+02:00</text:p>
          </table:table-cell>
          <table:table-cell office:value-type="float" office:value="238">
            <text:p>238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1-07-23T00:00:00.000+02:00</text:p>
          </table:table-cell>
          <table:table-cell office:value-type="float" office:value="264">
            <text:p>264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string">
            <text:p>2021-07-24T00:00:00.000+02:00</text:p>
          </table:table-cell>
          <table:table-cell office:value-type="float" office:value="376">
            <text:p>376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string">
            <text:p>2021-07-25T00:00:00.000+02:00</text:p>
          </table:table-cell>
          <table:table-cell office:value-type="float" office:value="288">
            <text:p>288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2021-07-26T00:00:00.000+02:00</text:p>
          </table:table-cell>
          <table:table-cell office:value-type="float" office:value="206">
            <text:p>206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1-07-27T00:00:00.000+02:00</text:p>
          </table:table-cell>
          <table:table-cell office:value-type="float" office:value="257">
            <text:p>257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1-07-28T00:00:00.000+02:00</text:p>
          </table:table-cell>
          <table:table-cell office:value-type="float" office:value="247">
            <text:p>247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1-07-29T00:00:00.000+02:00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1-07-30T00:00:00.000+02:00</text:p>
          </table:table-cell>
          <table:table-cell office:value-type="float" office:value="236">
            <text:p>236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1-07-31T00:00:00.000+02:00</text:p>
          </table:table-cell>
          <table:table-cell office:value-type="float" office:value="334">
            <text:p>334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office:value-type="string">
            <text:p>2021-08-01T00:00:00.000+02:00</text:p>
          </table:table-cell>
          <table:table-cell office:value-type="float" office:value="260">
            <text:p>260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string">
            <text:p>2021-08-02T00:00:00.000+02:00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string">
            <text:p>2021-08-03T00:00:00.000+02:00</text:p>
          </table:table-cell>
          <table:table-cell office:value-type="float" office:value="167">
            <text:p>167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1-08-04T00:00:00.000+02:00</text:p>
          </table:table-cell>
          <table:table-cell office:value-type="float" office:value="176">
            <text:p>176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2021-08-05T00:00:00.000+02:00</text:p>
          </table:table-cell>
          <table:table-cell office:value-type="float" office:value="255">
            <text:p>255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1-08-06T00:00:00.000+02:00</text:p>
          </table:table-cell>
          <table:table-cell office:value-type="float" office:value="258">
            <text:p>258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1-08-07T00:00:00.000+02:00</text:p>
          </table:table-cell>
          <table:table-cell office:value-type="float" office:value="287">
            <text:p>287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1-08-08T00:00:00.000+02:00</text:p>
          </table:table-cell>
          <table:table-cell office:value-type="float" office:value="196">
            <text:p>196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1-08-09T00:00:00.000+02:00</text:p>
          </table:table-cell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1-08-10T00:00:00.000+02:00</text:p>
          </table:table-cell>
          <table:table-cell office:value-type="float" office:value="185">
            <text:p>185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1-08-11T00:00:00.000+02:00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string">
            <text:p>2021-08-12T00:00:00.000+02:00</text:p>
          </table:table-cell>
          <table:table-cell office:value-type="float" office:value="208">
            <text:p>208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1-08-13T00:00:00.000+02:00</text:p>
          </table:table-cell>
          <table:table-cell office:value-type="float" office:value="212">
            <text:p>212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1-08-14T00:00:00.000+02:00</text:p>
          </table:table-cell>
          <table:table-cell office:value-type="float" office:value="312">
            <text:p>312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office:value-type="string">
            <text:p>2021-08-15T00:00:00.000+02:00</text:p>
          </table:table-cell>
          <table:table-cell office:value-type="float" office:value="213">
            <text:p>213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1-08-16T00:00:00.000+02:00</text:p>
          </table:table-cell>
          <table:table-cell office:value-type="float" office:value="185">
            <text:p>185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2021-08-17T00:00:00.000+02:00</text:p>
          </table:table-cell>
          <table:table-cell office:value-type="float" office:value="188">
            <text:p>188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2021-08-18T00:00:00.000+02:00</text:p>
          </table:table-cell>
          <table:table-cell office:value-type="float" office:value="197">
            <text:p>197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1-08-19T00:00:00.000+02:00</text:p>
          </table:table-cell>
          <table:table-cell office:value-type="float" office:value="215">
            <text:p>215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1-08-20T00:00:00.000+02:00</text:p>
          </table:table-cell>
          <table:table-cell office:value-type="float" office:value="264">
            <text:p>264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string">
            <text:p>2021-08-21T00:00:00.000+02:00</text:p>
          </table:table-cell>
          <table:table-cell office:value-type="float" office:value="308">
            <text:p>308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office:value-type="string">
            <text:p>2021-08-22T00:00:00.000+02:00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1-08-23T00:00:00.000+02:00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1-08-24T00:00:00.000+02:00</text:p>
          </table:table-cell>
          <table:table-cell office:value-type="float" office:value="237">
            <text:p>237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1-08-25T00:00:00.000+02:00</text:p>
          </table:table-cell>
          <table:table-cell office:value-type="float" office:value="222">
            <text:p>222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1-08-26T00:00:00.000+02:00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1-08-27T00:00:00.000+02:00</text:p>
          </table:table-cell>
          <table:table-cell office:value-type="float" office:value="258">
            <text:p>258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office:value-type="string">
            <text:p>2021-08-28T00:00:00.000+02:00</text:p>
          </table:table-cell>
          <table:table-cell office:value-type="float" office:value="364">
            <text:p>364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office:value-type="string">
            <text:p>2021-08-29T00:00:00.000+02:00</text:p>
          </table:table-cell>
          <table:table-cell office:value-type="float" office:value="274">
            <text:p>274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1-08-30T00:00:00.000+02:00</text:p>
          </table:table-cell>
          <table:table-cell office:value-type="float" office:value="209">
            <text:p>209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string">
            <text:p>2021-08-31T00:00:00.000+02:00</text:p>
          </table:table-cell>
          <table:table-cell office:value-type="float" office:value="233">
            <text:p>233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1-09-01T00:00:00.000+02:00</text:p>
          </table:table-cell>
          <table:table-cell office:value-type="float" office:value="213">
            <text:p>213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1-09-02T00:00:00.000+02:00</text:p>
          </table:table-cell>
          <table:table-cell office:value-type="float" office:value="265">
            <text:p>265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string">
            <text:p>2021-09-03T00:00:00.000+02:00</text:p>
          </table:table-cell>
          <table:table-cell office:value-type="float" office:value="272">
            <text:p>27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string">
            <text:p>2021-09-04T00:00:00.000+02:00</text:p>
          </table:table-cell>
          <table:table-cell office:value-type="float" office:value="425">
            <text:p>425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string">
            <text:p>2021-09-05T00:00:00.000+02:00</text:p>
          </table:table-cell>
          <table:table-cell office:value-type="float" office:value="337">
            <text:p>337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office:value-type="string">
            <text:p>2021-09-06T00:00:00.000+02:00</text:p>
          </table:table-cell>
          <table:table-cell office:value-type="float" office:value="218">
            <text:p>218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1-09-07T00:00:00.000+02:00</text:p>
          </table:table-cell>
          <table:table-cell office:value-type="float" office:value="208">
            <text:p>208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1-09-08T00:00:00.000+02:00</text:p>
          </table:table-cell>
          <table:table-cell office:value-type="float" office:value="257">
            <text:p>257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1-09-09T00:00:00.000+02:00</text:p>
          </table:table-cell>
          <table:table-cell office:value-type="float" office:value="310">
            <text:p>310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1-09-10T00:00:00.000+02:00</text:p>
          </table:table-cell>
          <table:table-cell office:value-type="float" office:value="307">
            <text:p>307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 office:value-type="string">
            <text:p>2021-09-11T00:00:00.000+02:00</text:p>
          </table:table-cell>
          <table:table-cell office:value-type="float" office:value="424">
            <text:p>424</text:p>
          </table:table-cell>
          <table:table-cell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office:value-type="string">
            <text:p>2021-09-12T00:00:00.000+02:00</text:p>
          </table:table-cell>
          <table:table-cell office:value-type="float" office:value="302">
            <text:p>302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 office:value-type="string">
            <text:p>2021-09-13T00:00:00.000+02:00</text:p>
          </table:table-cell>
          <table:table-cell office:value-type="float" office:value="238">
            <text:p>238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1-09-14T00:00:00.000+02:00</text:p>
          </table:table-cell>
          <table:table-cell office:value-type="float" office:value="179">
            <text:p>179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1-09-15T00:00:00.000+02:00</text:p>
          </table:table-cell>
          <table:table-cell office:value-type="float" office:value="215">
            <text:p>215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1-09-16T00:00:00.000+02:00</text:p>
          </table:table-cell>
          <table:table-cell office:value-type="float" office:value="252">
            <text:p>252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1-09-17T00:00:00.000+02:00</text:p>
          </table:table-cell>
          <table:table-cell office:value-type="float" office:value="304">
            <text:p>304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 office:value-type="string">
            <text:p>2021-09-18T00:00:00.000+02:00</text:p>
          </table:table-cell>
          <table:table-cell office:value-type="float" office:value="512">
            <text:p>512</text:p>
          </table:table-cell>
          <table:table-cell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office:value-type="string">
            <text:p>2021-09-19T00:00:00.000+02:00</text:p>
          </table:table-cell>
          <table:table-cell office:value-type="float" office:value="280">
            <text:p>280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office:value-type="string">
            <text:p>2021-09-20T00:00:00.000+02:00</text:p>
          </table:table-cell>
          <table:table-cell office:value-type="float" office:value="205">
            <text:p>205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 office:value-type="string">
            <text:p>2021-09-21T00:00:00.000+02:00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1-09-22T00:00:00.000+02:00</text:p>
          </table:table-cell>
          <table:table-cell office:value-type="float" office:value="228">
            <text:p>228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1-09-23T00:00:00.000+02:00</text:p>
          </table:table-cell>
          <table:table-cell office:value-type="float" office:value="295">
            <text:p>295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string">
            <text:p>2021-09-24T00:00:00.000+02:00</text:p>
          </table:table-cell>
          <table:table-cell office:value-type="float" office:value="307">
            <text:p>307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 office:value-type="string">
            <text:p>2021-09-25T00:00:00.000+02:00</text:p>
          </table:table-cell>
          <table:table-cell office:value-type="float" office:value="462">
            <text:p>462</text:p>
          </table:table-cell>
          <table:table-cell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office:value-type="string">
            <text:p>2021-09-26T00:00:00.000+02:00</text:p>
          </table:table-cell>
          <table:table-cell office:value-type="float" office:value="302">
            <text:p>302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1-09-27T00:00:00.000+02:00</text:p>
          </table:table-cell>
          <table:table-cell office:value-type="float" office:value="197">
            <text:p>197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1-09-28T00:00:00.000+02:00</text:p>
          </table:table-cell>
          <table:table-cell office:value-type="float" office:value="240">
            <text:p>240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1-09-29T00:00:00.000+02:00</text:p>
          </table:table-cell>
          <table:table-cell office:value-type="float" office:value="233">
            <text:p>233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 office:value-type="string">
            <text:p>2021-09-30T00:00:00.000+02:00</text:p>
          </table:table-cell>
          <table:table-cell office:value-type="float" office:value="295">
            <text:p>295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1-10-01T00:00:00.000+02:00</text:p>
          </table:table-cell>
          <table:table-cell office:value-type="float" office:value="273">
            <text:p>273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 office:value-type="string">
            <text:p>2021-10-02T00:00:00.000+02:00</text:p>
          </table:table-cell>
          <table:table-cell office:value-type="float" office:value="459">
            <text:p>459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string">
            <text:p>2021-10-03T00:00:00.000+02:00</text:p>
          </table:table-cell>
          <table:table-cell office:value-type="float" office:value="262">
            <text:p>262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 office:value-type="string">
            <text:p>2021-10-04T00:00:00.000+02:00</text:p>
          </table:table-cell>
          <table:table-cell office:value-type="float" office:value="198">
            <text:p>198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1-10-05T00:00:00.000+02:00</text:p>
          </table:table-cell>
          <table:table-cell office:value-type="float" office:value="179">
            <text:p>179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1-10-06T00:00:00.000+02:00</text:p>
          </table:table-cell>
          <table:table-cell office:value-type="float" office:value="207">
            <text:p>207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1-10-07T00:00:00.000+02:00</text:p>
          </table:table-cell>
          <table:table-cell office:value-type="float" office:value="251">
            <text:p>251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string">
            <text:p>2021-10-08T00:00:00.000+02:00</text:p>
          </table:table-cell>
          <table:table-cell office:value-type="float" office:value="289">
            <text:p>289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2021-10-09T00:00:00.000+02:00</text:p>
          </table:table-cell>
          <table:table-cell office:value-type="float" office:value="482">
            <text:p>482</text:p>
          </table:table-cell>
          <table:table-cell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office:value-type="string">
            <text:p>2021-10-10T00:00:00.000+02:00</text:p>
          </table:table-cell>
          <table:table-cell office:value-type="float" office:value="308">
            <text:p>308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 office:value-type="string">
            <text:p>2021-10-11T00:00:00.000+02:00</text:p>
          </table:table-cell>
          <table:table-cell office:value-type="float" office:value="228">
            <text:p>228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1-10-12T00:00:00.000+02:00</text:p>
          </table:table-cell>
          <table:table-cell office:value-type="float" office:value="183">
            <text:p>183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1-10-13T00:00:00.000+02:00</text:p>
          </table:table-cell>
          <table:table-cell office:value-type="float" office:value="184">
            <text:p>184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1-10-14T00:00:00.000+02:00</text:p>
          </table:table-cell>
          <table:table-cell office:value-type="float" office:value="226">
            <text:p>226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1-10-15T00:00:00.000+02:00</text:p>
          </table:table-cell>
          <table:table-cell office:value-type="float" office:value="298">
            <text:p>298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office:value-type="string">
            <text:p>2021-10-16T00:00:00.000+02:00</text:p>
          </table:table-cell>
          <table:table-cell office:value-type="float" office:value="469">
            <text:p>469</text:p>
          </table:table-cell>
          <table:table-cell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office:value-type="string">
            <text:p>2021-10-17T00:00:00.000+02:00</text:p>
          </table:table-cell>
          <table:table-cell office:value-type="float" office:value="305">
            <text:p>305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string">
            <text:p>2021-10-18T00:00:00.000+02:00</text:p>
          </table:table-cell>
          <table:table-cell office:value-type="float" office:value="238">
            <text:p>238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 office:value-type="string">
            <text:p>2021-10-19T00:00:00.000+02:00</text:p>
          </table:table-cell>
          <table:table-cell office:value-type="float" office:value="237">
            <text:p>237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1-10-20T00:00:00.000+02:00</text:p>
          </table:table-cell>
          <table:table-cell office:value-type="float" office:value="242">
            <text:p>242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1-10-21T00:00:00.000+02:00</text:p>
          </table:table-cell>
          <table:table-cell office:value-type="float" office:value="222">
            <text:p>222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1-10-22T00:00:00.000+02:00</text:p>
          </table:table-cell>
          <table:table-cell office:value-type="float" office:value="294">
            <text:p>294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1-10-23T00:00:00.000+02:00</text:p>
          </table:table-cell>
          <table:table-cell office:value-type="float" office:value="414">
            <text:p>414</text:p>
          </table:table-cell>
          <table:table-cell office:value-type="float" office:value="154">
            <text:p>154</text:p>
          </table:table-cell>
          <table:table-cell table:number-columns-repeated="1021"/>
        </table:table-row>
        <table:table-row table:style-name="ro1">
          <table:table-cell office:value-type="string">
            <text:p>2021-10-24T00:00:00.000+02:00</text:p>
          </table:table-cell>
          <table:table-cell office:value-type="float" office:value="316">
            <text:p>316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1-10-25T00:00:00.000+02:00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1-10-26T00:00:00.000+02:00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2021-10-27T00:00:00.000+02:00</text:p>
          </table:table-cell>
          <table:table-cell office:value-type="float" office:value="236">
            <text:p>236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1-10-28T00:00:00.000+02:00</text:p>
          </table:table-cell>
          <table:table-cell office:value-type="float" office:value="253">
            <text:p>253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 office:value-type="string">
            <text:p>2021-10-29T00:00:00.000+02:00</text:p>
          </table:table-cell>
          <table:table-cell office:value-type="float" office:value="228">
            <text:p>228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1-10-30T00:00:00.000+02:00</text:p>
          </table:table-cell>
          <table:table-cell office:value-type="float" office:value="370">
            <text:p>370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 office:value-type="string">
            <text:p>2021-10-31T00:00:00.000+02:00</text:p>
          </table:table-cell>
          <table:table-cell office:value-type="float" office:value="368">
            <text:p>368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 office:value-type="string">
            <text:p>2021-11-01T00:00:00.000+01:00</text:p>
          </table:table-cell>
          <table:table-cell office:value-type="float" office:value="207">
            <text:p>20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1-11-02T00:00:00.000+01:00</text:p>
          </table:table-cell>
          <table:table-cell office:value-type="float" office:value="203">
            <text:p>203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1-11-03T00:00:00.000+01:00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2021-11-04T00:00:00.000+01:00</text:p>
          </table:table-cell>
          <table:table-cell office:value-type="float" office:value="236">
            <text:p>236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1-11-05T00:00:00.000+01:00</text:p>
          </table:table-cell>
          <table:table-cell office:value-type="float" office:value="304">
            <text:p>304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2021-11-06T00:00:00.000+01:00</text:p>
          </table:table-cell>
          <table:table-cell office:value-type="float" office:value="475">
            <text:p>475</text:p>
          </table:table-cell>
          <table:table-cell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office:value-type="string">
            <text:p>2021-11-07T00:00:00.000+01:00</text:p>
          </table:table-cell>
          <table:table-cell office:value-type="float" office:value="277">
            <text:p>277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1-11-08T00:00:00.000+01:00</text:p>
          </table:table-cell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1-11-09T00:00:00.000+01:00</text:p>
          </table:table-cell>
          <table:table-cell office:value-type="float" office:value="148">
            <text:p>148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string">
            <text:p>2021-11-10T00:00:00.000+01:00</text:p>
          </table:table-cell>
          <table:table-cell office:value-type="float" office:value="201">
            <text:p>201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2021-11-11T00:00:00.000+01:00</text:p>
          </table:table-cell>
          <table:table-cell office:value-type="float" office:value="237">
            <text:p>237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1-11-12T00:00:00.000+01:00</text:p>
          </table:table-cell>
          <table:table-cell office:value-type="float" office:value="315">
            <text:p>315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string">
            <text:p>2021-11-13T00:00:00.000+01:00</text:p>
          </table:table-cell>
          <table:table-cell office:value-type="float" office:value="361">
            <text:p>361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string">
            <text:p>2021-11-14T00:00:00.000+01:00</text:p>
          </table:table-cell>
          <table:table-cell office:value-type="float" office:value="217">
            <text:p>217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1-11-15T00:00:00.000+01:00</text:p>
          </table:table-cell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2021-11-16T00:00:00.000+01:00</text:p>
          </table:table-cell>
          <table:table-cell office:value-type="float" office:value="160">
            <text:p>160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office:value-type="string">
            <text:p>2021-11-17T00:00:00.000+01:00</text:p>
          </table:table-cell>
          <table:table-cell office:value-type="float" office:value="204">
            <text:p>204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string">
            <text:p>2021-11-18T00:00:00.000+01:00</text:p>
          </table:table-cell>
          <table:table-cell office:value-type="float" office:value="212">
            <text:p>21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1-11-19T00:00:00.000+01:00</text:p>
          </table:table-cell>
          <table:table-cell office:value-type="float" office:value="282">
            <text:p>282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1-11-20T00:00:00.000+01:00</text:p>
          </table:table-cell>
          <table:table-cell office:value-type="float" office:value="493">
            <text:p>493</text:p>
          </table:table-cell>
          <table:table-cell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office:value-type="string">
            <text:p>2021-11-21T00:00:00.000+01:00</text:p>
          </table:table-cell>
          <table:table-cell office:value-type="float" office:value="261">
            <text:p>26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1-11-22T00:00:00.000+01:00</text:p>
          </table:table-cell>
          <table:table-cell office:value-type="float" office:value="176">
            <text:p>176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2021-11-23T00:00:00.000+01:00</text:p>
          </table:table-cell>
          <table:table-cell office:value-type="float" office:value="163">
            <text:p>163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2021-11-24T00:00:00.000+01:00</text:p>
          </table:table-cell>
          <table:table-cell office:value-type="float" office:value="194">
            <text:p>194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string">
            <text:p>2021-11-25T00:00:00.000+01:00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string">
            <text:p>2021-11-26T00:00:00.000+01:00</text:p>
          </table:table-cell>
          <table:table-cell office:value-type="float" office:value="299">
            <text:p>299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2021-11-27T00:00:00.000+01:00</text:p>
          </table:table-cell>
          <table:table-cell office:value-type="float" office:value="454">
            <text:p>454</text:p>
          </table:table-cell>
          <table:table-cell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office:value-type="string">
            <text:p>2021-11-28T00:00:00.000+01:00</text:p>
          </table:table-cell>
          <table:table-cell office:value-type="float" office:value="211">
            <text:p>211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1-11-29T00:00:00.000+01:00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2021-11-30T00:00:00.000+01:00</text:p>
          </table:table-cell>
          <table:table-cell office:value-type="float" office:value="187">
            <text:p>187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1-12-01T00:00:00.000+01:00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1-12-02T00:00:00.000+01:00</text:p>
          </table:table-cell>
          <table:table-cell office:value-type="float" office:value="169">
            <text:p>169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1-12-03T00:00:00.000+01:00</text:p>
          </table:table-cell>
          <table:table-cell office:value-type="float" office:value="281">
            <text:p>281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string">
            <text:p>2021-12-04T00:00:00.000+01:00</text:p>
          </table:table-cell>
          <table:table-cell office:value-type="float" office:value="416">
            <text:p>416</text:p>
          </table:table-cell>
          <table:table-cell office:value-type="float" office:value="148">
            <text:p>148</text:p>
          </table:table-cell>
          <table:table-cell table:number-columns-repeated="1021"/>
        </table:table-row>
        <table:table-row table:style-name="ro1">
          <table:table-cell office:value-type="string">
            <text:p>2021-12-05T00:00:00.000+01:00</text:p>
          </table:table-cell>
          <table:table-cell office:value-type="float" office:value="219">
            <text:p>219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1-12-06T00:00:00.000+01:00</text:p>
          </table:table-cell>
          <table:table-cell office:value-type="float" office:value="146">
            <text:p>146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1-12-07T00:00:00.000+01:00</text:p>
          </table:table-cell>
          <table:table-cell office:value-type="float" office:value="149">
            <text:p>149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string">
            <text:p>2021-12-08T00:00:00.000+01:00</text:p>
          </table:table-cell>
          <table:table-cell office:value-type="float" office:value="180">
            <text:p>180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1-12-09T00:00:00.000+01:00</text:p>
          </table:table-cell>
          <table:table-cell office:value-type="float" office:value="248">
            <text:p>248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1-12-10T00:00:00.000+01:00</text:p>
          </table:table-cell>
          <table:table-cell office:value-type="float" office:value="272">
            <text:p>272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1-12-11T00:00:00.000+01:00</text:p>
          </table:table-cell>
          <table:table-cell office:value-type="float" office:value="441">
            <text:p>441</text:p>
          </table:table-cell>
          <table:table-cell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office:value-type="string">
            <text:p>2021-12-12T00:00:00.000+01:00</text:p>
          </table:table-cell>
          <table:table-cell office:value-type="float" office:value="232">
            <text:p>23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1-12-13T00:00:00.000+01:00</text:p>
          </table:table-cell>
          <table:table-cell office:value-type="float" office:value="138">
            <text:p>138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string">
            <text:p>2021-12-14T00:00:00.000+01:00</text:p>
          </table:table-cell>
          <table:table-cell office:value-type="float" office:value="181">
            <text:p>181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2021-12-15T00:00:00.000+01:00</text:p>
          </table:table-cell>
          <table:table-cell office:value-type="float" office:value="193">
            <text:p>193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1-12-16T00:00:00.000+01:00</text:p>
          </table:table-cell>
          <table:table-cell office:value-type="float" office:value="216">
            <text:p>216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string">
            <text:p>2021-12-17T00:00:00.000+01:00</text:p>
          </table:table-cell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1-12-18T00:00:00.000+01:00</text:p>
          </table:table-cell>
          <table:table-cell office:value-type="float" office:value="345">
            <text:p>345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office:value-type="string">
            <text:p>2021-12-19T00:00:00.000+01:00</text:p>
          </table:table-cell>
          <table:table-cell office:value-type="float" office:value="345">
            <text:p>345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 office:value-type="string">
            <text:p>2021-12-20T00:00:00.000+01:00</text:p>
          </table:table-cell>
          <table:table-cell office:value-type="float" office:value="239">
            <text:p>239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1-12-21T00:00:00.000+01:00</text:p>
          </table:table-cell>
          <table:table-cell office:value-type="float" office:value="162">
            <text:p>162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2021-12-22T00:00:00.000+01:00</text:p>
          </table:table-cell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string">
            <text:p>2021-12-23T00:00:00.000+01:00</text:p>
          </table:table-cell>
          <table:table-cell office:value-type="float" office:value="169">
            <text:p>169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1-12-27T00:00:00.000+01:00</text:p>
          </table:table-cell>
          <table:table-cell office:value-type="float" office:value="114">
            <text:p>11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string">
            <text:p>2021-12-28T00:00:00.000+01:00</text:p>
          </table:table-cell>
          <table:table-cell office:value-type="float" office:value="161">
            <text:p>161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1-12-29T00:00:00.000+01:00</text:p>
          </table:table-cell>
          <table:table-cell office:value-type="float" office:value="245">
            <text:p>245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 office:value-type="string">
            <text:p>2021-12-30T00:00:00.000+01:00</text:p>
          </table:table-cell>
          <table:table-cell office:value-type="float" office:value="227">
            <text:p>227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1-12-31T00:00:00.000+01:00</text:p>
          </table:table-cell>
          <table:table-cell office:value-type="float" office:value="286">
            <text:p>286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 office:value-type="string">
            <text:p>2022-01-01T00:00:00.000+01:00</text:p>
          </table:table-cell>
          <table:table-cell office:value-type="float" office:value="305">
            <text:p>305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string">
            <text:p>2022-01-02T00:00:00.000+01:00</text:p>
          </table:table-cell>
          <table:table-cell office:value-type="float" office:value="324">
            <text:p>324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string">
            <text:p>2022-01-03T00:00:00.000+01:00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2022-01-04T00:00:00.000+01:00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string">
            <text:p>2022-01-05T00:00:00.000+01:00</text:p>
          </table:table-cell>
          <table:table-cell office:value-type="float" office:value="154">
            <text:p>154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2-01-06T00:00:00.000+01:00</text:p>
          </table:table-cell>
          <table:table-cell office:value-type="float" office:value="181">
            <text:p>181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2-01-07T00:00:00.000+01:00</text:p>
          </table:table-cell>
          <table:table-cell office:value-type="float" office:value="202">
            <text:p>202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2-01-08T00:00:00.000+01:00</text:p>
          </table:table-cell>
          <table:table-cell office:value-type="float" office:value="291">
            <text:p>291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office:value-type="string">
            <text:p>2022-01-09T00:00:00.000+01:00</text:p>
          </table:table-cell>
          <table:table-cell office:value-type="float" office:value="217">
            <text:p>217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2-01-10T00:00:00.000+01:00</text:p>
          </table:table-cell>
          <table:table-cell office:value-type="float" office:value="132">
            <text:p>132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2-01-11T00:00:00.000+01:00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2022-01-12T00:00:00.000+01:00</text:p>
          </table:table-cell>
          <table:table-cell office:value-type="float" office:value="203">
            <text:p>203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2-01-13T00:00:00.000+01:00</text:p>
          </table:table-cell>
          <table:table-cell office:value-type="float" office:value="183">
            <text:p>183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2-01-14T00:00:00.000+01:00</text:p>
          </table:table-cell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2-01-15T00:00:00.000+01:00</text:p>
          </table:table-cell>
          <table:table-cell office:value-type="float" office:value="428">
            <text:p>428</text:p>
          </table:table-cell>
          <table:table-cell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office:value-type="string">
            <text:p>2022-01-16T00:00:00.000+01:00</text:p>
          </table:table-cell>
          <table:table-cell office:value-type="float" office:value="208">
            <text:p>208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2022-01-17T00:00:00.000+01:00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2022-01-18T00:00:00.000+01:0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2022-01-19T00:00:00.000+01:00</text:p>
          </table:table-cell>
          <table:table-cell office:value-type="float" office:value="133">
            <text:p>133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2022-01-20T00:00:00.000+01:00</text:p>
          </table:table-cell>
          <table:table-cell office:value-type="float" office:value="175">
            <text:p>175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2022-01-21T00:00:00.000+01:00</text:p>
          </table:table-cell>
          <table:table-cell office:value-type="float" office:value="207">
            <text:p>20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2-01-22T00:00:00.000+01:00</text:p>
          </table:table-cell>
          <table:table-cell office:value-type="float" office:value="347">
            <text:p>347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string">
            <text:p>2022-01-23T00:00:00.000+01:00</text:p>
          </table:table-cell>
          <table:table-cell office:value-type="float" office:value="202">
            <text:p>202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2-01-24T00:00:00.000+01:00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2-01-25T00:00:00.000+01:00</text:p>
          </table:table-cell>
          <table:table-cell office:value-type="float" office:value="147">
            <text:p>147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string">
            <text:p>2022-01-26T00:00:00.000+01:00</text:p>
          </table:table-cell>
          <table:table-cell office:value-type="float" office:value="196">
            <text:p>196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2022-01-27T00:00:00.000+01:00</text:p>
          </table:table-cell>
          <table:table-cell office:value-type="float" office:value="146">
            <text:p>146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2-01-28T00:00:00.000+01:00</text:p>
          </table:table-cell>
          <table:table-cell office:value-type="float" office:value="224">
            <text:p>224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1-29T00:00:00.000+01:00</text:p>
          </table:table-cell>
          <table:table-cell office:value-type="float" office:value="403">
            <text:p>403</text:p>
          </table:table-cell>
          <table:table-cell office:value-type="float" office:value="148">
            <text:p>148</text:p>
          </table:table-cell>
          <table:table-cell table:number-columns-repeated="1021"/>
        </table:table-row>
        <table:table-row table:style-name="ro1">
          <table:table-cell office:value-type="string">
            <text:p>2022-01-30T00:00:00.000+01:00</text:p>
          </table:table-cell>
          <table:table-cell office:value-type="float" office:value="282">
            <text:p>282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2-01-31T00:00:00.000+01:00</text:p>
          </table:table-cell>
          <table:table-cell office:value-type="float" office:value="108">
            <text:p>108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2022-02-01T00:00:00.000+01:00</text:p>
          </table:table-cell>
          <table:table-cell office:value-type="float" office:value="186">
            <text:p>186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2022-02-02T00:00:00.000+01:00</text:p>
          </table:table-cell>
          <table:table-cell office:value-type="float" office:value="171">
            <text:p>171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2-02-03T00:00:00.000+01:00</text:p>
          </table:table-cell>
          <table:table-cell office:value-type="float" office:value="207">
            <text:p>20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2022-02-04T00:00:00.000+01:00</text:p>
          </table:table-cell>
          <table:table-cell office:value-type="float" office:value="260">
            <text:p>260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2-02-05T00:00:00.000+01:00</text:p>
          </table:table-cell>
          <table:table-cell office:value-type="float" office:value="450">
            <text:p>450</text:p>
          </table:table-cell>
          <table:table-cell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office:value-type="string">
            <text:p>2022-02-06T00:00:00.000+01:00</text:p>
          </table:table-cell>
          <table:table-cell office:value-type="float" office:value="184">
            <text:p>184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2022-02-07T00:00:00.000+01:00</text:p>
          </table:table-cell>
          <table:table-cell office:value-type="float" office:value="151">
            <text:p>151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2022-02-08T00:00:00.000+01:00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 office:value-type="string">
            <text:p>2022-02-09T00:00:00.000+01:00</text:p>
          </table:table-cell>
          <table:table-cell office:value-type="float" office:value="153">
            <text:p>153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2022-02-10T00:00:00.000+01:00</text:p>
          </table:table-cell>
          <table:table-cell office:value-type="float" office:value="154">
            <text:p>154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2-02-11T00:00:00.000+01:00</text:p>
          </table:table-cell>
          <table:table-cell office:value-type="float" office:value="257">
            <text:p>257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2-02-12T00:00:00.000+01:00</text:p>
          </table:table-cell>
          <table:table-cell office:value-type="float" office:value="432">
            <text:p>432</text:p>
          </table:table-cell>
          <table:table-cell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office:value-type="string">
            <text:p>2022-02-13T00:00:00.000+01:00</text:p>
          </table:table-cell>
          <table:table-cell office:value-type="float" office:value="326">
            <text:p>326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string">
            <text:p>2022-02-14T00:00:00.000+01:00</text:p>
          </table:table-cell>
          <table:table-cell office:value-type="float" office:value="265">
            <text:p>265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string">
            <text:p>2022-02-15T00:00:00.000+01:0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2022-02-16T00:00:00.000+01:0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2-02-17T00:00:00.000+01:00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2022-02-18T00:00:00.000+01:00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string">
            <text:p>2022-02-19T00:00:00.000+01:00</text:p>
          </table:table-cell>
          <table:table-cell office:value-type="float" office:value="442">
            <text:p>442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string">
            <text:p>2022-02-20T00:00:00.000+01:00</text:p>
          </table:table-cell>
          <table:table-cell office:value-type="float" office:value="256">
            <text:p>256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2-02-21T00:00:00.000+01:00</text:p>
          </table:table-cell>
          <table:table-cell office:value-type="float" office:value="131">
            <text:p>131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2022-02-22T00:00:00.000+01:00</text:p>
          </table:table-cell>
          <table:table-cell office:value-type="float" office:value="146">
            <text:p>146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string">
            <text:p>2022-02-23T00:00:00.000+01:00</text:p>
          </table:table-cell>
          <table:table-cell office:value-type="float" office:value="171">
            <text:p>171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2022-02-24T00:00:00.000+01:00</text:p>
          </table:table-cell>
          <table:table-cell office:value-type="float" office:value="137">
            <text:p>137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string">
            <text:p>2022-02-25T00:00:00.000+01:00</text:p>
          </table:table-cell>
          <table:table-cell office:value-type="float" office:value="228">
            <text:p>228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 office:value-type="string">
            <text:p>2022-02-26T00:00:00.000+01:00</text:p>
          </table:table-cell>
          <table:table-cell office:value-type="float" office:value="391">
            <text:p>391</text:p>
          </table:table-cell>
          <table:table-cell office:value-type="float" office:value="149">
            <text:p>149</text:p>
          </table:table-cell>
          <table:table-cell table:number-columns-repeated="1021"/>
        </table:table-row>
        <table:table-row table:style-name="ro1">
          <table:table-cell office:value-type="string">
            <text:p>2022-02-27T00:00:00.000+01:00</text:p>
          </table:table-cell>
          <table:table-cell office:value-type="float" office:value="272">
            <text:p>272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2-02-28T00:00:00.000+01:00</text:p>
          </table:table-cell>
          <table:table-cell office:value-type="float" office:value="207">
            <text:p>207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 office:value-type="string">
            <text:p>2022-03-01T00:00:00.000+01:00</text:p>
          </table:table-cell>
          <table:table-cell office:value-type="float" office:value="144">
            <text:p>144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2022-03-02T00:00:00.000+01:00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2022-03-03T00:00:00.000+01:00</text:p>
          </table:table-cell>
          <table:table-cell office:value-type="float" office:value="181">
            <text:p>181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string">
            <text:p>2022-03-04T00:00:00.000+01:00</text:p>
          </table:table-cell>
          <table:table-cell office:value-type="float" office:value="301">
            <text:p>301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2022-03-05T00:00:00.000+01:00</text:p>
          </table:table-cell>
          <table:table-cell office:value-type="float" office:value="435">
            <text:p>435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string">
            <text:p>2022-03-06T00:00:00.000+01:00</text:p>
          </table:table-cell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2022-03-07T00:00:00.000+01:0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2022-03-08T00:00:00.000+01:00</text:p>
          </table:table-cell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2022-03-09T00:00:00.000+01:00</text:p>
          </table:table-cell>
          <table:table-cell office:value-type="float" office:value="131">
            <text:p>131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2022-03-10T00:00:00.000+01:00</text:p>
          </table:table-cell>
          <table:table-cell office:value-type="float" office:value="226">
            <text:p>226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2-03-11T00:00:00.000+01:00</text:p>
          </table:table-cell>
          <table:table-cell office:value-type="float" office:value="259">
            <text:p>259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2-03-12T00:00:00.000+01:00</text:p>
          </table:table-cell>
          <table:table-cell office:value-type="float" office:value="441">
            <text:p>441</text:p>
          </table:table-cell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2022-03-13T00:00:00.000+01:00</text:p>
          </table:table-cell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string">
            <text:p>2022-03-14T00:00:00.000+01:00</text:p>
          </table:table-cell>
          <table:table-cell office:value-type="float" office:value="129">
            <text:p>12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string">
            <text:p>2022-03-15T00:00:00.000+01:00</text:p>
          </table:table-cell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2022-03-16T00:00:00.000+01:00</text:p>
          </table:table-cell>
          <table:table-cell office:value-type="float" office:value="217">
            <text:p>217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3-17T00:00:00.000+01:00</text:p>
          </table:table-cell>
          <table:table-cell office:value-type="float" office:value="215">
            <text:p>215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2-03-18T00:00:00.000+01:00</text:p>
          </table:table-cell>
          <table:table-cell office:value-type="float" office:value="292">
            <text:p>292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2-03-19T00:00:00.000+01:00</text:p>
          </table:table-cell>
          <table:table-cell office:value-type="float" office:value="520">
            <text:p>520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office:value-type="string">
            <text:p>2022-03-20T00:00:00.000+01:00</text:p>
          </table:table-cell>
          <table:table-cell office:value-type="float" office:value="314">
            <text:p>314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string">
            <text:p>2022-03-21T00:00:00.000+01:00</text:p>
          </table:table-cell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string">
            <text:p>2022-03-22T00:00:00.000+01:00</text:p>
          </table:table-cell>
          <table:table-cell office:value-type="float" office:value="228">
            <text:p>228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2-03-23T00:00:00.000+01:00</text:p>
          </table:table-cell>
          <table:table-cell office:value-type="float" office:value="210">
            <text:p>210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string">
            <text:p>2022-03-24T00:00:00.000+01:00</text:p>
          </table:table-cell>
          <table:table-cell office:value-type="float" office:value="302">
            <text:p>302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 office:value-type="string">
            <text:p>2022-03-25T00:00:00.000+01:00</text:p>
          </table:table-cell>
          <table:table-cell office:value-type="float" office:value="344">
            <text:p>344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string">
            <text:p>2022-03-26T00:00:00.000+01:00</text:p>
          </table:table-cell>
          <table:table-cell office:value-type="float" office:value="541">
            <text:p>541</text:p>
          </table:table-cell>
          <table:table-cell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office:value-type="string">
            <text:p>2022-03-27T00:00:00.000+01:00</text:p>
          </table:table-cell>
          <table:table-cell office:value-type="float" office:value="319">
            <text:p>319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2022-03-28T00:00:00.000+02:00</text:p>
          </table:table-cell>
          <table:table-cell office:value-type="float" office:value="203">
            <text:p>203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2022-03-29T00:00:00.000+02:00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2-03-30T00:00:00.000+02:00</text:p>
          </table:table-cell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2022-03-31T00:00:00.000+02:00</text:p>
          </table:table-cell>
          <table:table-cell office:value-type="float" office:value="194">
            <text:p>194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2022-04-01T00:00:00.000+02:00</text:p>
          </table:table-cell>
          <table:table-cell office:value-type="float" office:value="218">
            <text:p>218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2-04-02T00:00:00.000+02:00</text:p>
          </table:table-cell>
          <table:table-cell office:value-type="float" office:value="472">
            <text:p>472</text:p>
          </table:table-cell>
          <table:table-cell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office:value-type="string">
            <text:p>2022-04-03T00:00:00.000+02:00</text:p>
          </table:table-cell>
          <table:table-cell office:value-type="float" office:value="267">
            <text:p>267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2-04-04T00:00:00.000+02:00</text:p>
          </table:table-cell>
          <table:table-cell office:value-type="float" office:value="144">
            <text:p>144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2022-04-05T00:00:00.000+02:00</text:p>
          </table:table-cell>
          <table:table-cell office:value-type="float" office:value="148">
            <text:p>148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2022-04-06T00:00:00.000+02:00</text:p>
          </table:table-cell>
          <table:table-cell office:value-type="float" office:value="176">
            <text:p>176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string">
            <text:p>2022-04-07T00:00:00.000+02:00</text:p>
          </table:table-cell>
          <table:table-cell office:value-type="float" office:value="213">
            <text:p>213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2-04-08T00:00:00.000+02:00</text:p>
          </table:table-cell>
          <table:table-cell office:value-type="float" office:value="240">
            <text:p>240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2-04-09T00:00:00.000+02:00</text:p>
          </table:table-cell>
          <table:table-cell office:value-type="float" office:value="414">
            <text:p>414</text:p>
          </table:table-cell>
          <table:table-cell office:value-type="float" office:value="149">
            <text:p>149</text:p>
          </table:table-cell>
          <table:table-cell table:number-columns-repeated="1021"/>
        </table:table-row>
        <table:table-row table:style-name="ro1">
          <table:table-cell office:value-type="string">
            <text:p>2022-04-10T00:00:00.000+02:00</text:p>
          </table:table-cell>
          <table:table-cell office:value-type="float" office:value="276">
            <text:p>276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4-11T00:00:00.000+02:00</text:p>
          </table:table-cell>
          <table:table-cell office:value-type="float" office:value="211">
            <text:p>211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2-04-12T00:00:00.000+02:00</text:p>
          </table:table-cell>
          <table:table-cell office:value-type="float" office:value="217">
            <text:p>217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2-04-13T00:00:00.000+02:00</text:p>
          </table:table-cell>
          <table:table-cell office:value-type="float" office:value="193">
            <text:p>193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string">
            <text:p>2022-04-14T00:00:00.000+02:00</text:p>
          </table:table-cell>
          <table:table-cell office:value-type="float" office:value="272">
            <text:p>272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string">
            <text:p>2022-04-15T00:00:00.000+02:00</text:p>
          </table:table-cell>
          <table:table-cell office:value-type="float" office:value="324">
            <text:p>324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string">
            <text:p>2022-04-16T00:00:00.000+02:00</text:p>
          </table:table-cell>
          <table:table-cell office:value-type="float" office:value="403">
            <text:p>403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1">
          <table:table-cell office:value-type="string">
            <text:p>2022-04-17T00:00:00.000+02:00</text:p>
          </table:table-cell>
          <table:table-cell office:value-type="float" office:value="358">
            <text:p>358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 office:value-type="string">
            <text:p>2022-04-18T00:00:00.000+02:00</text:p>
          </table:table-cell>
          <table:table-cell office:value-type="float" office:value="281">
            <text:p>281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2-04-19T00:00:00.000+02:00</text:p>
          </table:table-cell>
          <table:table-cell office:value-type="float" office:value="211">
            <text:p>211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2-04-20T00:00:00.000+02:00</text:p>
          </table:table-cell>
          <table:table-cell office:value-type="float" office:value="128">
            <text:p>128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2022-04-21T00:00:00.000+02:00</text:p>
          </table:table-cell>
          <table:table-cell office:value-type="float" office:value="211">
            <text:p>211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4-22T00:00:00.000+02:00</text:p>
          </table:table-cell>
          <table:table-cell office:value-type="float" office:value="308">
            <text:p>308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string">
            <text:p>2022-04-23T00:00:00.000+02:00</text:p>
          </table:table-cell>
          <table:table-cell office:value-type="float" office:value="370">
            <text:p>370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 office:value-type="string">
            <text:p>2022-04-24T00:00:00.000+02:00</text:p>
          </table:table-cell>
          <table:table-cell office:value-type="float" office:value="246">
            <text:p>246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4-25T00:00:00.000+02:00</text:p>
          </table:table-cell>
          <table:table-cell office:value-type="float" office:value="207">
            <text:p>207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2022-04-26T00:00:00.000+02:00</text:p>
          </table:table-cell>
          <table:table-cell office:value-type="float" office:value="170">
            <text:p>170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string">
            <text:p>2022-04-27T00:00:00.000+02:00</text:p>
          </table:table-cell>
          <table:table-cell office:value-type="float" office:value="242">
            <text:p>242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2-04-28T00:00:00.000+02:00</text:p>
          </table:table-cell>
          <table:table-cell office:value-type="float" office:value="241">
            <text:p>241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2-04-29T00:00:00.000+02:00</text:p>
          </table:table-cell>
          <table:table-cell office:value-type="float" office:value="237">
            <text:p>237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2-04-30T00:00:00.000+02:00</text:p>
          </table:table-cell>
          <table:table-cell office:value-type="float" office:value="442">
            <text:p>442</text:p>
          </table:table-cell>
          <table:table-cell office:value-type="float" office:value="148">
            <text:p>148</text:p>
          </table:table-cell>
          <table:table-cell table:number-columns-repeated="1021"/>
        </table:table-row>
        <table:table-row table:style-name="ro1">
          <table:table-cell office:value-type="string">
            <text:p>2022-05-01T00:00:00.000+02:00</text:p>
          </table:table-cell>
          <table:table-cell office:value-type="float" office:value="342">
            <text:p>342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 office:value-type="string">
            <text:p>2022-05-02T00:00:00.000+02:00</text:p>
          </table:table-cell>
          <table:table-cell office:value-type="float" office:value="145">
            <text:p>145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string">
            <text:p>2022-05-03T00:00:00.000+02:00</text:p>
          </table:table-cell>
          <table:table-cell office:value-type="float" office:value="197">
            <text:p>197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2022-05-04T00:00:00.000+02:00</text:p>
          </table:table-cell>
          <table:table-cell office:value-type="float" office:value="219">
            <text:p>219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5-05T00:00:00.000+02:00</text:p>
          </table:table-cell>
          <table:table-cell office:value-type="float" office:value="237">
            <text:p>237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2-05-06T00:00:00.000+02:00</text:p>
          </table:table-cell>
          <table:table-cell office:value-type="float" office:value="295">
            <text:p>295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string">
            <text:p>2022-05-07T00:00:00.000+02:00</text:p>
          </table:table-cell>
          <table:table-cell office:value-type="float" office:value="517">
            <text:p>517</text:p>
          </table:table-cell>
          <table:table-cell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office:value-type="string">
            <text:p>2022-05-08T00:00:00.000+02:00</text:p>
          </table:table-cell>
          <table:table-cell office:value-type="float" office:value="297">
            <text:p>297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office:value-type="string">
            <text:p>2022-05-09T00:00:00.000+02:00</text:p>
          </table:table-cell>
          <table:table-cell office:value-type="float" office:value="207">
            <text:p>207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string">
            <text:p>2022-05-10T00:00:00.000+02:00</text:p>
          </table:table-cell>
          <table:table-cell office:value-type="float" office:value="245">
            <text:p>245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string">
            <text:p>2022-05-11T00:00:00.000+02:00</text:p>
          </table:table-cell>
          <table:table-cell office:value-type="float" office:value="267">
            <text:p>267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office:value-type="string">
            <text:p>2022-05-12T00:00:00.000+02:00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2-05-13T00:00:00.000+02:00</text:p>
          </table:table-cell>
          <table:table-cell office:value-type="float" office:value="303">
            <text:p>303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 office:value-type="string">
            <text:p>2022-05-14T00:00:00.000+02:00</text:p>
          </table:table-cell>
          <table:table-cell office:value-type="float" office:value="512">
            <text:p>512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office:value-type="string">
            <text:p>2022-05-15T00:00:00.000+02:00</text:p>
          </table:table-cell>
          <table:table-cell office:value-type="float" office:value="358">
            <text:p>358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office:value-type="string">
            <text:p>2022-05-16T00:00:00.000+02:00</text:p>
          </table:table-cell>
          <table:table-cell office:value-type="float" office:value="242">
            <text:p>242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5-17T00:00:00.000+02:00</text:p>
          </table:table-cell>
          <table:table-cell office:value-type="float" office:value="260">
            <text:p>260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 office:value-type="string">
            <text:p>2022-05-18T00:00:00.000+02:00</text:p>
          </table:table-cell>
          <table:table-cell office:value-type="float" office:value="270">
            <text:p>270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string">
            <text:p>2022-05-19T00:00:00.000+02:00</text:p>
          </table:table-cell>
          <table:table-cell office:value-type="float" office:value="270">
            <text:p>270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string">
            <text:p>2022-05-20T00:00:00.000+02:00</text:p>
          </table:table-cell>
          <table:table-cell office:value-type="float" office:value="247">
            <text:p>247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2022-05-21T00:00:00.000+02:00</text:p>
          </table:table-cell>
          <table:table-cell office:value-type="float" office:value="516">
            <text:p>516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office:value-type="string">
            <text:p>2022-05-22T00:00:00.000+02:00</text:p>
          </table:table-cell>
          <table:table-cell office:value-type="float" office:value="276">
            <text:p>276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office:value-type="string">
            <text:p>2022-05-23T00:00:00.000+02:00</text:p>
          </table:table-cell>
          <table:table-cell office:value-type="float" office:value="202">
            <text:p>202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2022-05-24T00:00:00.000+02:00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2-05-25T00:00:00.000+02:00</text:p>
          </table:table-cell>
          <table:table-cell office:value-type="float" office:value="253">
            <text:p>253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2022-05-26T00:00:00.000+02:00</text:p>
          </table:table-cell>
          <table:table-cell office:value-type="float" office:value="368">
            <text:p>368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 office:value-type="string">
            <text:p>2022-05-27T00:00:00.000+02:00</text:p>
          </table:table-cell>
          <table:table-cell office:value-type="float" office:value="327">
            <text:p>327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 office:value-type="string">
            <text:p>2022-05-28T00:00:00.000+02:00</text:p>
          </table:table-cell>
          <table:table-cell office:value-type="float" office:value="378">
            <text:p>378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office:value-type="string">
            <text:p>2022-05-29T00:00:00.000+02:00</text:p>
          </table:table-cell>
          <table:table-cell office:value-type="float" office:value="369">
            <text:p>369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 office:value-type="string">
            <text:p>2022-05-30T00:00:00.000+02:00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2022-05-31T00:00:00.000+02:00</text:p>
          </table:table-cell>
          <table:table-cell office:value-type="float" office:value="233">
            <text:p>233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6-01T00:00:00.000+02:00</text:p>
          </table:table-cell>
          <table:table-cell office:value-type="float" office:value="239">
            <text:p>239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 office:value-type="string">
            <text:p>2022-06-02T00:00:00.000+02:00</text:p>
          </table:table-cell>
          <table:table-cell office:value-type="float" office:value="278">
            <text:p>278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2022-06-03T00:00:00.000+02:00</text:p>
          </table:table-cell>
          <table:table-cell office:value-type="float" office:value="273">
            <text:p>273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string">
            <text:p>2022-06-04T00:00:00.000+02:00</text:p>
          </table:table-cell>
          <table:table-cell office:value-type="float" office:value="449">
            <text:p>449</text:p>
          </table:table-cell>
          <table:table-cell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office:value-type="string">
            <text:p>2022-06-05T00:00:00.000+02:00</text:p>
          </table:table-cell>
          <table:table-cell office:value-type="float" office:value="380">
            <text:p>380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 office:value-type="string">
            <text:p>2022-06-06T00:00:00.000+02:00</text:p>
          </table:table-cell>
          <table:table-cell office:value-type="float" office:value="299">
            <text:p>299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 office:value-type="string">
            <text:p>2022-06-07T00:00:00.000+02:00</text:p>
          </table:table-cell>
          <table:table-cell office:value-type="float" office:value="162">
            <text:p>162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office:value-type="string">
            <text:p>2022-06-08T00:00:00.000+02:00</text:p>
          </table:table-cell>
          <table:table-cell office:value-type="float" office:value="190">
            <text:p>190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 office:value-type="string">
            <text:p>2022-06-09T00:00:00.000+02:00</text:p>
          </table:table-cell>
          <table:table-cell office:value-type="float" office:value="217">
            <text:p>217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string">
            <text:p>2022-06-10T00:00:00.000+02:00</text:p>
          </table:table-cell>
          <table:table-cell office:value-type="float" office:value="297">
            <text:p>297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2022-06-11T00:00:00.000+02:00</text:p>
          </table:table-cell>
          <table:table-cell office:value-type="float" office:value="455">
            <text:p>455</text:p>
          </table:table-cell>
          <table:table-cell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office:value-type="string">
            <text:p>2022-06-12T00:00:00.000+02:00</text:p>
          </table:table-cell>
          <table:table-cell office:value-type="float" office:value="356">
            <text:p>356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office:value-type="string">
            <text:p>2022-06-13T00:00:00.000+02:00</text:p>
          </table:table-cell>
          <table:table-cell office:value-type="float" office:value="245">
            <text:p>245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2-06-14T00:00:00.000+02:00</text:p>
          </table:table-cell>
          <table:table-cell office:value-type="float" office:value="246">
            <text:p>246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2-06-15T00:00:00.000+02:00</text:p>
          </table:table-cell>
          <table:table-cell office:value-type="float" office:value="292">
            <text:p>29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office:value-type="string">
            <text:p>2022-06-16T00:00:00.000+02:00</text:p>
          </table:table-cell>
          <table:table-cell office:value-type="float" office:value="318">
            <text:p>318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 office:value-type="string">
            <text:p>2022-06-17T00:00:00.000+02:00</text:p>
          </table:table-cell>
          <table:table-cell office:value-type="float" office:value="341">
            <text:p>341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 office:value-type="string">
            <text:p>2022-06-18T00:00:00.000+02:00</text:p>
          </table:table-cell>
          <table:table-cell office:value-type="float" office:value="460">
            <text:p>460</text:p>
          </table:table-cell>
          <table:table-cell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office:value-type="string">
            <text:p>2022-06-19T00:00:00.000+02:00</text:p>
          </table:table-cell>
          <table:table-cell office:value-type="float" office:value="393">
            <text:p>393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office:value-type="string">
            <text:p>2022-06-20T00:00:00.000+02:00</text:p>
          </table:table-cell>
          <table:table-cell office:value-type="float" office:value="230">
            <text:p>230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2022-06-21T00:00:00.000+02:00</text:p>
          </table:table-cell>
          <table:table-cell office:value-type="float" office:value="315">
            <text:p>315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2022-06-22T00:00:00.000+02:00</text:p>
          </table:table-cell>
          <table:table-cell office:value-type="float" office:value="266">
            <text:p>266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2-06-23T00:00:00.000+02:00</text:p>
          </table:table-cell>
          <table:table-cell office:value-type="float" office:value="258">
            <text:p>258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2-06-24T00:00:00.000+02:00</text:p>
          </table:table-cell>
          <table:table-cell office:value-type="float" office:value="281">
            <text:p>281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2022-06-25T00:00:00.000+02:00</text:p>
          </table:table-cell>
          <table:table-cell office:value-type="float" office:value="372">
            <text:p>372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string">
            <text:p>2022-06-26T00:00:00.000+02:00</text:p>
          </table:table-cell>
          <table:table-cell office:value-type="float" office:value="353">
            <text:p>353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 office:value-type="string">
            <text:p>2022-06-27T00:00:00.000+02:00</text:p>
          </table:table-cell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2022-06-28T00:00:00.000+02:00</text:p>
          </table:table-cell>
          <table:table-cell office:value-type="float" office:value="282">
            <text:p>28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string">
            <text:p>2022-06-29T00:00:00.000+02:00</text:p>
          </table:table-cell>
          <table:table-cell office:value-type="float" office:value="259">
            <text:p>259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2-06-30T00:00:00.000+02:00</text:p>
          </table:table-cell>
          <table:table-cell office:value-type="float" office:value="227">
            <text:p>227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2022-07-01T00:00:00.000+02:00</text:p>
          </table:table-cell>
          <table:table-cell office:value-type="float" office:value="365">
            <text:p>365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office:value-type="string">
            <text:p>2022-07-02T00:00:00.000+02:00</text:p>
          </table:table-cell>
          <table:table-cell office:value-type="float" office:value="440">
            <text:p>440</text:p>
          </table:table-cell>
          <table:table-cell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office:value-type="string">
            <text:p>2022-07-03T00:00:00.000+02:00</text:p>
          </table:table-cell>
          <table:table-cell office:value-type="float" office:value="367">
            <text:p>367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 office:value-type="string">
            <text:p>2022-07-04T00:00:00.000+02:00</text:p>
          </table:table-cell>
          <table:table-cell office:value-type="float" office:value="303">
            <text:p>303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2-07-05T00:00:00.000+02:00</text:p>
          </table:table-cell>
          <table:table-cell office:value-type="float" office:value="243">
            <text:p>243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 office:value-type="string">
            <text:p>2022-07-06T00:00:00.000+02:00</text:p>
          </table:table-cell>
          <table:table-cell office:value-type="float" office:value="299">
            <text:p>299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string">
            <text:p>2022-07-07T00:00:00.000+02:00</text:p>
          </table:table-cell>
          <table:table-cell office:value-type="float" office:value="263">
            <text:p>263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2022-07-08T00:00:00.000+02:00</text:p>
          </table:table-cell>
          <table:table-cell office:value-type="float" office:value="314">
            <text:p>314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office:value-type="string">
            <text:p>2022-07-09T00:00:00.000+02:00</text:p>
          </table:table-cell>
          <table:table-cell office:value-type="float" office:value="451">
            <text:p>451</text:p>
          </table:table-cell>
          <table:table-cell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office:value-type="string">
            <text:p>2022-07-10T00:00:00.000+02:00</text:p>
          </table:table-cell>
          <table:table-cell office:value-type="float" office:value="395">
            <text:p>395</text:p>
          </table:table-cell>
          <table:table-cell office:value-type="float" office:value="139">
            <text:p>139</text:p>
          </table:table-cell>
          <table:table-cell table:number-columns-repeated="1021"/>
        </table:table-row>
        <table:table-row table:style-name="ro1">
          <table:table-cell office:value-type="string">
            <text:p>2022-07-11T00:00:00.000+02:00</text:p>
          </table:table-cell>
          <table:table-cell office:value-type="float" office:value="301">
            <text:p>301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2022-07-12T00:00:00.000+02:00</text:p>
          </table:table-cell>
          <table:table-cell office:value-type="float" office:value="268">
            <text:p>268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2-07-13T00:00:00.000+02:00</text:p>
          </table:table-cell>
          <table:table-cell office:value-type="float" office:value="240">
            <text:p>240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2022-07-14T00:00:00.000+02:00</text:p>
          </table:table-cell>
          <table:table-cell office:value-type="float" office:value="215">
            <text:p>215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2022-07-15T00:00:00.000+02:00</text:p>
          </table:table-cell>
          <table:table-cell office:value-type="float" office:value="239">
            <text:p>239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2022-07-16T00:00:00.000+02:00</text:p>
          </table:table-cell>
          <table:table-cell office:value-type="float" office:value="368">
            <text:p>368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 office:value-type="string">
            <text:p>2022-07-17T00:00:00.000+02:00</text:p>
          </table:table-cell>
          <table:table-cell office:value-type="float" office:value="302">
            <text:p>302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 office:value-type="string">
            <text:p>2022-07-18T00:00:00.000+02:00</text:p>
          </table:table-cell>
          <table:table-cell office:value-type="float" office:value="229">
            <text:p>229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string">
            <text:p>2022-07-19T00:00:00.000+02:00</text:p>
          </table:table-cell>
          <table:table-cell office:value-type="float" office:value="246">
            <text:p>246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2022-07-20T00:00:00.000+02:00</text:p>
          </table:table-cell>
          <table:table-cell office:value-type="float" office:value="260">
            <text:p>260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2-07-21T00:00:00.000+02:00</text:p>
          </table:table-cell>
          <table:table-cell office:value-type="float" office:value="298">
            <text:p>298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string">
            <text:p>2022-07-22T00:00:00.000+02:00</text:p>
          </table:table-cell>
          <table:table-cell office:value-type="float" office:value="269">
            <text:p>269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string">
            <text:p>2022-07-23T00:00:00.000+02:00</text:p>
          </table:table-cell>
          <table:table-cell office:value-type="float" office:value="433">
            <text:p>433</text:p>
          </table:table-cell>
          <table:table-cell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office:value-type="string">
            <text:p>2022-07-24T00:00:00.000+02:00</text:p>
          </table:table-cell>
          <table:table-cell office:value-type="float" office:value="333">
            <text:p>333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 office:value-type="string">
            <text:p>2022-07-25T00:00:00.000+02:00</text:p>
          </table:table-cell>
          <table:table-cell office:value-type="float" office:value="227">
            <text:p>227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2022-07-26T00:00:00.000+02:00</text:p>
          </table:table-cell>
          <table:table-cell office:value-type="float" office:value="257">
            <text:p>257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2-07-27T00:00:00.000+02:00</text:p>
          </table:table-cell>
          <table:table-cell office:value-type="float" office:value="284">
            <text:p>284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2022-07-28T00:00:00.000+02:00</text:p>
          </table:table-cell>
          <table:table-cell office:value-type="float" office:value="272">
            <text:p>272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2022-07-29T00:00:00.000+02:00</text:p>
          </table:table-cell>
          <table:table-cell office:value-type="float" office:value="240">
            <text:p>240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string">
            <text:p>2022-07-30T00:00:00.000+02:00</text:p>
          </table:table-cell>
          <table:table-cell office:value-type="float" office:value="394">
            <text:p>394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string">
            <text:p>2022-07-31T00:00:00.000+02:00</text:p>
          </table:table-cell>
          <table:table-cell office:value-type="float" office:value="289">
            <text:p>289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2022-08-01T00:00:00.000+02:0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5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ry_20_result" style:display-name="PageStyle_Query 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2" meta:object-count="0"/>
    <meta:generator>OpenOffice/4.1.7$Win32 OpenOffice.org_project/417m1$Build-9800</meta:generator>
  </office:meta>
</office:document-meta>
</file>